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rize3-top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-Hybrid-Back</text:p>
          </table:table-cell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2]-130;&quot;,&quot;; (100+[.D2]);&quot;,&quot;;[.E2];&quot;],&quot;)" office:value-type="string" office:string-value="[-115,46,84.5]," calcext:value-type="string">
            <text:p>[-115,46,84.5],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-Hybrid-Back</text:p>
          </table:table-cell>
          <table:table-cell office:value-type="float" office:value="12.5" calcext:value-type="float">
            <text:p>12.5</text:p>
          </table:table-cell>
          <table:table-cell office:value-type="float" office:value="-71" calcext:value-type="float">
            <text:p>-71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3]-130;&quot;,&quot;; (100+[.D3]);&quot;,&quot;;[.E3];&quot;],&quot;)" office:value-type="string" office:string-value="[-117.5,29,84.5]," calcext:value-type="string">
            <text:p>[-117.5,29,84.5],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-Hybrid-Back</text:p>
          </table:table-cell>
          <table:table-cell office:value-type="float" office:value="11" calcext:value-type="float">
            <text:p>11</text:p>
          </table:table-cell>
          <table:table-cell office:value-type="float" office:value="-89.5" calcext:value-type="float">
            <text:p>-89.5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4]-130;&quot;,&quot;; (100+[.D4]);&quot;,&quot;;[.E4];&quot;],&quot;)" office:value-type="string" office:string-value="[-119,10.5,84.5]," calcext:value-type="string">
            <text:p>[-119,10.5,84.5],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iode-Hybrid-Back</text:p>
          </table:table-cell>
          <table:table-cell office:value-type="float" office:value="6" calcext:value-type="float">
            <text:p>6</text:p>
          </table:table-cell>
          <table:table-cell office:value-type="float" office:value="-107" calcext:value-type="float">
            <text:p>-107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5]-130;&quot;,&quot;; (100+[.D5]);&quot;,&quot;;[.E5];&quot;],&quot;)" office:value-type="string" office:string-value="[-124,-7,84.5]," calcext:value-type="string">
            <text:p>[-124,-7,84.5],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ode-Hybrid-Back</text:p>
          </table:table-cell>
          <table:table-cell office:value-type="float" office:value="19" calcext:value-type="float">
            <text:p>19</text:p>
          </table:table-cell>
          <table:table-cell office:value-type="float" office:value="-128" calcext:value-type="float">
            <text:p>-128</text:p>
          </table:table-cell>
          <table:table-cell office:value-type="float" office:value="83" calcext:value-type="float">
            <text:p>83</text:p>
          </table:table-cell>
          <table:table-cell table:formula="of:=CONCATENATE(&quot;[&quot;;[.C6]-130;&quot;,&quot;; (100+[.D6]);&quot;,&quot;;[.E6];&quot;],&quot;)" office:value-type="string" office:string-value="[-111,-28,83]," calcext:value-type="string">
            <text:p>[-111,-28,83],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iode-Hybrid-Back</text:p>
          </table:table-cell>
          <table:table-cell office:value-type="float" office:value="35.5" calcext:value-type="float">
            <text:p>35.5</text:p>
          </table:table-cell>
          <table:table-cell office:value-type="float" office:value="-55.5" calcext:value-type="float">
            <text:p>-55.5</text:p>
          </table:table-cell>
          <table:table-cell office:value-type="float" office:value="83" calcext:value-type="float">
            <text:p>83</text:p>
          </table:table-cell>
          <table:table-cell table:formula="of:=CONCATENATE(&quot;[&quot;;[.C7]-130;&quot;,&quot;; (100+[.D7]);&quot;,&quot;;[.E7];&quot;],&quot;)" office:value-type="string" office:string-value="[-94.5,44.5,83]," calcext:value-type="string">
            <text:p>[-94.5,44.5,83],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ode-Hybrid-Back</text:p>
          </table:table-cell>
          <table:table-cell office:value-type="float" office:value="33" calcext:value-type="float">
            <text:p>33</text:p>
          </table:table-cell>
          <table:table-cell office:value-type="float" office:value="-71" calcext:value-type="float">
            <text:p>-71</text:p>
          </table:table-cell>
          <table:table-cell office:value-type="float" office:value="83" calcext:value-type="float">
            <text:p>83</text:p>
          </table:table-cell>
          <table:table-cell table:formula="of:=CONCATENATE(&quot;[&quot;;[.C8]-130;&quot;,&quot;; (100+[.D8]);&quot;,&quot;;[.E8];&quot;],&quot;)" office:value-type="string" office:string-value="[-97,29,83]," calcext:value-type="string">
            <text:p>[-97,29,83],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ode-Hybrid-Back</text:p>
          </table:table-cell>
          <table:table-cell office:value-type="float" office:value="30.96" calcext:value-type="float">
            <text:p>30.96</text:p>
          </table:table-cell>
          <table:table-cell office:value-type="float" office:value="-89.511115" calcext:value-type="float">
            <text:p>-89.511115</text:p>
          </table:table-cell>
          <table:table-cell office:value-type="float" office:value="83" calcext:value-type="float">
            <text:p>83</text:p>
          </table:table-cell>
          <table:table-cell table:formula="of:=CONCATENATE(&quot;[&quot;;[.C9]-130;&quot;,&quot;; (100+[.D9]);&quot;,&quot;;[.E9];&quot;],&quot;)" office:value-type="string" office:string-value="[-99.04,10.488885,83]," calcext:value-type="string">
            <text:p>[-99.04,10.488885,83],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iode-Hybrid-Back</text:p>
          </table:table-cell>
          <table:table-cell office:value-type="float" office:value="28.5" calcext:value-type="float">
            <text:p>28.5</text:p>
          </table:table-cell>
          <table:table-cell office:value-type="float" office:value="-107" calcext:value-type="float">
            <text:p>-107</text:p>
          </table:table-cell>
          <table:table-cell office:value-type="float" office:value="83" calcext:value-type="float">
            <text:p>83</text:p>
          </table:table-cell>
          <table:table-cell table:formula="of:=CONCATENATE(&quot;[&quot;;[.C10]-130;&quot;,&quot;; (100+[.D10]);&quot;,&quot;;[.E10];&quot;],&quot;)" office:value-type="string" office:string-value="[-101.5,-7,83]," calcext:value-type="string">
            <text:p>[-101.5,-7,83],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iode-Hybrid-Back</text:p>
          </table:table-cell>
          <table:table-cell office:value-type="float" office:value="42" calcext:value-type="float">
            <text:p>42</text:p>
          </table:table-cell>
          <table:table-cell office:value-type="float" office:value="-128" calcext:value-type="float">
            <text:p>-128</text:p>
          </table:table-cell>
          <table:table-cell office:value-type="float" office:value="83" calcext:value-type="float">
            <text:p>83</text:p>
          </table:table-cell>
          <table:table-cell table:formula="of:=CONCATENATE(&quot;[&quot;;[.C11]-130;&quot;,&quot;; (100+[.D11]);&quot;,&quot;;[.E11];&quot;],&quot;)" office:value-type="string" office:string-value="[-88,-28,83]," calcext:value-type="string">
            <text:p>[-88,-28,83],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Diode-Hybrid-Back</text:p>
          </table:table-cell>
          <table:table-cell office:value-type="float" office:value="54.5" calcext:value-type="float">
            <text:p>54.5</text:p>
          </table:table-cell>
          <table:table-cell office:value-type="float" office:value="-57.5" calcext:value-type="float">
            <text:p>-57.5</text:p>
          </table:table-cell>
          <table:table-cell office:value-type="float" office:value="83" calcext:value-type="float">
            <text:p>83</text:p>
          </table:table-cell>
          <table:table-cell table:formula="of:=CONCATENATE(&quot;[&quot;;[.C12]-130;&quot;,&quot;; (100+[.D12]);&quot;,&quot;;[.E12];&quot;],&quot;)" office:value-type="string" office:string-value="[-75.5,42.5,83]," calcext:value-type="string">
            <text:p>[-75.5,42.5,83],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iode-Hybrid-Back</text:p>
          </table:table-cell>
          <table:table-cell office:value-type="float" office:value="52" calcext:value-type="float">
            <text:p>52</text:p>
          </table:table-cell>
          <table:table-cell office:value-type="float" office:value="-71" calcext:value-type="float">
            <text:p>-71</text:p>
          </table:table-cell>
          <table:table-cell office:value-type="float" office:value="83" calcext:value-type="float">
            <text:p>83</text:p>
          </table:table-cell>
          <table:table-cell table:formula="of:=CONCATENATE(&quot;[&quot;;[.C13]-130;&quot;,&quot;; (100+[.D13]);&quot;,&quot;;[.E13];&quot;],&quot;)" office:value-type="string" office:string-value="[-78,29,83]," calcext:value-type="string">
            <text:p>[-78,29,83],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iode-Hybrid-Back</text:p>
          </table:table-cell>
          <table:table-cell office:value-type="float" office:value="50.05" calcext:value-type="float">
            <text:p>50.05</text:p>
          </table:table-cell>
          <table:table-cell office:value-type="float" office:value="-89.511115" calcext:value-type="float">
            <text:p>-89.511115</text:p>
          </table:table-cell>
          <table:table-cell office:value-type="float" office:value="83" calcext:value-type="float">
            <text:p>83</text:p>
          </table:table-cell>
          <table:table-cell table:formula="of:=CONCATENATE(&quot;[&quot;;[.C14]-130;&quot;,&quot;; (100+[.D14]);&quot;,&quot;;[.E14];&quot;],&quot;)" office:value-type="string" office:string-value="[-79.95,10.488885,83]," calcext:value-type="string">
            <text:p>[-79.95,10.488885,83],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iode-Hybrid-Back</text:p>
          </table:table-cell>
          <table:table-cell office:value-type="float" office:value="48" calcext:value-type="float">
            <text:p>48</text:p>
          </table:table-cell>
          <table:table-cell office:value-type="float" office:value="-107" calcext:value-type="float">
            <text:p>-107</text:p>
          </table:table-cell>
          <table:table-cell office:value-type="float" office:value="83" calcext:value-type="float">
            <text:p>83</text:p>
          </table:table-cell>
          <table:table-cell table:formula="of:=CONCATENATE(&quot;[&quot;;[.C15]-130;&quot;,&quot;; (100+[.D15]);&quot;,&quot;;[.E15];&quot;],&quot;)" office:value-type="string" office:string-value="[-82,-7,83]," calcext:value-type="string">
            <text:p>[-82,-7,83],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iode-Hybrid-Back</text:p>
          </table:table-cell>
          <table:table-cell office:value-type="float" office:value="45" calcext:value-type="float">
            <text:p>45</text:p>
          </table:table-cell>
          <table:table-cell office:value-type="float" office:value="-128" calcext:value-type="float">
            <text:p>-128</text:p>
          </table:table-cell>
          <table:table-cell office:value-type="float" office:value="83" calcext:value-type="float">
            <text:p>83</text:p>
          </table:table-cell>
          <table:table-cell table:formula="of:=CONCATENATE(&quot;[&quot;;[.C16]-130;&quot;,&quot;; (100+[.D16]);&quot;,&quot;;[.E16];&quot;],&quot;)" office:value-type="string" office:string-value="[-85,-28,83]," calcext:value-type="string">
            <text:p>[-85,-28,83],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Diode-Hybrid-Back</text:p>
          </table:table-cell>
          <table:table-cell office:value-type="float" office:value="71" calcext:value-type="float">
            <text:p>71</text:p>
          </table:table-cell>
          <table:table-cell office:value-type="float" office:value="-61.5" calcext:value-type="float">
            <text:p>-61.5</text:p>
          </table:table-cell>
          <table:table-cell office:value-type="float" office:value="83" calcext:value-type="float">
            <text:p>83</text:p>
          </table:table-cell>
          <table:table-cell table:formula="of:=CONCATENATE(&quot;[&quot;;[.C17]-130;&quot;,&quot;; (100+[.D17]);&quot;,&quot;;[.E17];&quot;],&quot;)" office:value-type="string" office:string-value="[-59,38.5,83]," calcext:value-type="string">
            <text:p>[-59,38.5,83],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iode-Hybrid-Back</text:p>
          </table:table-cell>
          <table:table-cell office:value-type="float" office:value="71" calcext:value-type="float">
            <text:p>71</text:p>
          </table:table-cell>
          <table:table-cell office:value-type="float" office:value="-78" calcext:value-type="float">
            <text:p>-78</text:p>
          </table:table-cell>
          <table:table-cell office:value-type="float" office:value="83" calcext:value-type="float">
            <text:p>83</text:p>
          </table:table-cell>
          <table:table-cell table:formula="of:=CONCATENATE(&quot;[&quot;;[.C18]-130;&quot;,&quot;; (100+[.D18]);&quot;,&quot;;[.E18];&quot;],&quot;)" office:value-type="string" office:string-value="[-59,22,83]," calcext:value-type="string">
            <text:p>[-59,22,83],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Diode-Hybrid-Back</text:p>
          </table:table-cell>
          <table:table-cell office:value-type="float" office:value="68.5" calcext:value-type="float">
            <text:p>68.5</text:p>
          </table:table-cell>
          <table:table-cell office:value-type="float" office:value="-96" calcext:value-type="float">
            <text:p>-96</text:p>
          </table:table-cell>
          <table:table-cell office:value-type="float" office:value="83" calcext:value-type="float">
            <text:p>83</text:p>
          </table:table-cell>
          <table:table-cell table:formula="of:=CONCATENATE(&quot;[&quot;;[.C19]-130;&quot;,&quot;; (100+[.D19]);&quot;,&quot;;[.E19];&quot;],&quot;)" office:value-type="string" office:string-value="[-61.5,4,83]," calcext:value-type="string">
            <text:p>[-61.5,4,83],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Diode-Hybrid-Back</text:p>
          </table:table-cell>
          <table:table-cell office:value-type="float" office:value="67" calcext:value-type="float">
            <text:p>67</text:p>
          </table:table-cell>
          <table:table-cell office:value-type="float" office:value="-114" calcext:value-type="float">
            <text:p>-114</text:p>
          </table:table-cell>
          <table:table-cell office:value-type="float" office:value="83" calcext:value-type="float">
            <text:p>83</text:p>
          </table:table-cell>
          <table:table-cell table:formula="of:=CONCATENATE(&quot;[&quot;;[.C20]-130;&quot;,&quot;; (100+[.D20]);&quot;,&quot;;[.E20];&quot;],&quot;)" office:value-type="string" office:string-value="[-63,-14,83]," calcext:value-type="string">
            <text:p>[-63,-14,83],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iode-Hybrid-Back</text:p>
          </table:table-cell>
          <table:table-cell office:value-type="float" office:value="64.5" calcext:value-type="float">
            <text:p>64.5</text:p>
          </table:table-cell>
          <table:table-cell office:value-type="float" office:value="-132" calcext:value-type="float">
            <text:p>-132</text:p>
          </table:table-cell>
          <table:table-cell office:value-type="float" office:value="83" calcext:value-type="float">
            <text:p>83</text:p>
          </table:table-cell>
          <table:table-cell table:formula="of:=CONCATENATE(&quot;[&quot;;[.C21]-130;&quot;,&quot;; (100+[.D21]);&quot;,&quot;;[.E21];&quot;],&quot;)" office:value-type="string" office:string-value="[-65.5,-32,83]," calcext:value-type="string">
            <text:p>[-65.5,-32,83],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Diode-Hybrid-Back</text:p>
          </table:table-cell>
          <table:table-cell office:value-type="float" office:value="90" calcext:value-type="float">
            <text:p>90</text:p>
          </table:table-cell>
          <table:table-cell office:value-type="float" office:value="-61.5" calcext:value-type="float">
            <text:p>-61.5</text:p>
          </table:table-cell>
          <table:table-cell office:value-type="float" office:value="83" calcext:value-type="float">
            <text:p>83</text:p>
          </table:table-cell>
          <table:table-cell table:formula="of:=CONCATENATE(&quot;[&quot;;[.C22]-130;&quot;,&quot;; (100+[.D22]);&quot;,&quot;;[.E22];&quot;],&quot;)" office:value-type="string" office:string-value="[-40,38.5,83]," calcext:value-type="string">
            <text:p>[-40,38.5,83],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Diode-Hybrid-Back</text:p>
          </table:table-cell>
          <table:table-cell office:value-type="float" office:value="90" calcext:value-type="float">
            <text:p>90</text:p>
          </table:table-cell>
          <table:table-cell office:value-type="float" office:value="-78" calcext:value-type="float">
            <text:p>-78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23]-130;&quot;,&quot;; (100+[.D23]);&quot;,&quot;;[.E23];&quot;],&quot;)" office:value-type="string" office:string-value="[-40,22,84.5]," calcext:value-type="string">
            <text:p>[-40,22,84.5],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Diode-Hybrid-Back</text:p>
          </table:table-cell>
          <table:table-cell office:value-type="float" office:value="88" calcext:value-type="float">
            <text:p>88</text:p>
          </table:table-cell>
          <table:table-cell office:value-type="float" office:value="-96" calcext:value-type="float">
            <text:p>-96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24]-130;&quot;,&quot;; (100+[.D24]);&quot;,&quot;;[.E24];&quot;],&quot;)" office:value-type="string" office:string-value="[-42,4,84.5]," calcext:value-type="string">
            <text:p>[-42,4,84.5],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Diode-Hybrid-Back</text:p>
          </table:table-cell>
          <table:table-cell office:value-type="float" office:value="85.5" calcext:value-type="float">
            <text:p>85.5</text:p>
          </table:table-cell>
          <table:table-cell office:value-type="float" office:value="-114" calcext:value-type="float">
            <text:p>-114</text:p>
          </table:table-cell>
          <table:table-cell office:value-type="float" office:value="84.5" calcext:value-type="float">
            <text:p>84.5</text:p>
          </table:table-cell>
          <table:table-cell table:formula="of:=CONCATENATE(&quot;[&quot;;[.C25]-130;&quot;,&quot;; (100+[.D25]);&quot;,&quot;;[.E25];&quot;],&quot;)" office:value-type="string" office:string-value="[-44.5,-14,84.5]," calcext:value-type="string">
            <text:p>[-44.5,-14,84.5],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Diode-Hybrid-Back</text:p>
          </table:table-cell>
          <table:table-cell office:value-type="float" office:value="84" calcext:value-type="float">
            <text:p>84</text:p>
          </table:table-cell>
          <table:table-cell office:value-type="float" office:value="-132.5" calcext:value-type="float">
            <text:p>-132.5</text:p>
          </table:table-cell>
          <table:table-cell office:value-type="float" office:value="90" calcext:value-type="float">
            <text:p>90</text:p>
          </table:table-cell>
          <table:table-cell table:formula="of:=CONCATENATE(&quot;[&quot;;[.C26]-130;&quot;,&quot;; (100+[.D26]);&quot;,&quot;;[.E26];&quot;],&quot;)" office:value-type="string" office:string-value="[-46,-32.5,90]," calcext:value-type="string">
            <text:p>[-46,-32.5,90],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Diode-Hybrid-Back</text:p>
          </table:table-cell>
          <table:table-cell office:value-type="float" office:value="109" calcext:value-type="float">
            <text:p>109</text:p>
          </table:table-cell>
          <table:table-cell office:value-type="float" office:value="-61.5" calcext:value-type="float">
            <text:p>-61.5</text:p>
          </table:table-cell>
          <table:table-cell office:value-type="float" office:value="90" calcext:value-type="float">
            <text:p>90</text:p>
          </table:table-cell>
          <table:table-cell table:formula="of:=CONCATENATE(&quot;[&quot;;[.C27]-130;&quot;,&quot;; (100+[.D27]);&quot;,&quot;;[.E27];&quot;],&quot;)" office:value-type="string" office:string-value="[-21,38.5,90]," calcext:value-type="string">
            <text:p>[-21,38.5,90],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Diode-Hybrid-Back</text:p>
          </table:table-cell>
          <table:table-cell office:value-type="float" office:value="108.5" calcext:value-type="float">
            <text:p>108.5</text:p>
          </table:table-cell>
          <table:table-cell office:value-type="float" office:value="-78" calcext:value-type="float">
            <text:p>-78</text:p>
          </table:table-cell>
          <table:table-cell office:value-type="float" office:value="90" calcext:value-type="float">
            <text:p>90</text:p>
          </table:table-cell>
          <table:table-cell table:formula="of:=CONCATENATE(&quot;[&quot;;[.C28]-130;&quot;,&quot;; (100+[.D28]);&quot;,&quot;;[.E28];&quot;],&quot;)" office:value-type="string" office:string-value="[-21.5,22,90]," calcext:value-type="string">
            <text:p>[-21.5,22,90],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Diode-Hybrid-Back</text:p>
          </table:table-cell>
          <table:table-cell office:value-type="float" office:value="106.5" calcext:value-type="float">
            <text:p>106.5</text:p>
          </table:table-cell>
          <table:table-cell office:value-type="float" office:value="-96" calcext:value-type="float">
            <text:p>-96</text:p>
          </table:table-cell>
          <table:table-cell office:value-type="float" office:value="90" calcext:value-type="float">
            <text:p>90</text:p>
          </table:table-cell>
          <table:table-cell table:formula="of:=CONCATENATE(&quot;[&quot;;[.C29]-130;&quot;,&quot;; (100+[.D29]);&quot;,&quot;;[.E29];&quot;],&quot;)" office:value-type="string" office:string-value="[-23.5,4,90]," calcext:value-type="string">
            <text:p>[-23.5,4,90],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Diode-Hybrid-Back</text:p>
          </table:table-cell>
          <table:table-cell office:value-type="float" office:value="104.5" calcext:value-type="float">
            <text:p>104.5</text:p>
          </table:table-cell>
          <table:table-cell office:value-type="float" office:value="-114" calcext:value-type="float">
            <text:p>-114</text:p>
          </table:table-cell>
          <table:table-cell office:value-type="float" office:value="90" calcext:value-type="float">
            <text:p>90</text:p>
          </table:table-cell>
          <table:table-cell table:formula="of:=CONCATENATE(&quot;[&quot;;[.C30]-130;&quot;,&quot;; (100+[.D30]);&quot;,&quot;;[.E30];&quot;],&quot;)" office:value-type="string" office:string-value="[-25.5,-14,90]," calcext:value-type="string">
            <text:p>[-25.5,-14,90],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iode-Hybrid-Back</text:p>
          </table:table-cell>
          <table:table-cell office:value-type="float" office:value="101.5" calcext:value-type="float">
            <text:p>101.5</text:p>
          </table:table-cell>
          <table:table-cell office:value-type="float" office:value="-132.5" calcext:value-type="float">
            <text:p>-132.5</text:p>
          </table:table-cell>
          <table:table-cell office:value-type="float" office:value="90" calcext:value-type="float">
            <text:p>90</text:p>
          </table:table-cell>
          <table:table-cell table:formula="of:=CONCATENATE(&quot;[&quot;;[.C31]-130;&quot;,&quot;; (100+[.D31]);&quot;,&quot;;[.E31];&quot;],&quot;)" office:value-type="string" office:string-value="[-28.5,-32.5,90]," calcext:value-type="string">
            <text:p>[-28.5,-32.5,90],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Diode-Hybrid-Back</text:p>
          </table:table-cell>
          <table:table-cell office:value-type="float" office:value="149.4" calcext:value-type="float">
            <text:p>149.4</text:p>
          </table:table-cell>
          <table:table-cell office:value-type="float" office:value="-60.497888" calcext:value-type="float">
            <text:p>-60.497888</text:p>
          </table:table-cell>
          <table:table-cell office:value-type="float" office:value="91.6" calcext:value-type="float">
            <text:p>91.6</text:p>
          </table:table-cell>
          <table:table-cell table:formula="of:=CONCATENATE(&quot;[&quot;;[.C32]-130;&quot;,&quot;; (100+[.D32]);&quot;,&quot;;[.E32];&quot;],&quot;)" office:value-type="string" office:string-value="[19.4,39.502112,91.6]," calcext:value-type="string">
            <text:p>[19.4,39.502112,91.6],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Diode-Hybrid-Back</text:p>
          </table:table-cell>
          <table:table-cell office:value-type="float" office:value="151.5" calcext:value-type="float">
            <text:p>151.5</text:p>
          </table:table-cell>
          <table:table-cell office:value-type="float" office:value="-77" calcext:value-type="float">
            <text:p>-77</text:p>
          </table:table-cell>
          <table:table-cell office:value-type="float" office:value="90" calcext:value-type="float">
            <text:p>90</text:p>
          </table:table-cell>
          <table:table-cell table:formula="of:=CONCATENATE(&quot;[&quot;;[.C33]-130;&quot;,&quot;; (100+[.D33]);&quot;,&quot;;[.E33];&quot;],&quot;)" office:value-type="string" office:string-value="[21.5,23,90]," calcext:value-type="string">
            <text:p>[21.5,23,90],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Diode-Hybrid-Back</text:p>
          </table:table-cell>
          <table:table-cell office:value-type="float" office:value="153" calcext:value-type="float">
            <text:p>153</text:p>
          </table:table-cell>
          <table:table-cell office:value-type="float" office:value="-95" calcext:value-type="float">
            <text:p>-95</text:p>
          </table:table-cell>
          <table:table-cell office:value-type="float" office:value="90" calcext:value-type="float">
            <text:p>90</text:p>
          </table:table-cell>
          <table:table-cell table:formula="of:=CONCATENATE(&quot;[&quot;;[.C34]-130;&quot;,&quot;; (100+[.D34]);&quot;,&quot;;[.E34];&quot;],&quot;)" office:value-type="string" office:string-value="[23,5,90]," calcext:value-type="string">
            <text:p>[23,5,90],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Diode-Hybrid-Back</text:p>
          </table:table-cell>
          <table:table-cell office:value-type="float" office:value="155" calcext:value-type="float">
            <text:p>155</text:p>
          </table:table-cell>
          <table:table-cell office:value-type="float" office:value="-113" calcext:value-type="float">
            <text:p>-113</text:p>
          </table:table-cell>
          <table:table-cell office:value-type="float" office:value="90" calcext:value-type="float">
            <text:p>90</text:p>
          </table:table-cell>
          <table:table-cell table:formula="of:=CONCATENATE(&quot;[&quot;;[.C35]-130;&quot;,&quot;; (100+[.D35]);&quot;,&quot;;[.E35];&quot;],&quot;)" office:value-type="string" office:string-value="[25,-13,90]," calcext:value-type="string">
            <text:p>[25,-13,90],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Diode-Hybrid-Back</text:p>
          </table:table-cell>
          <table:table-cell office:value-type="float" office:value="156.49" calcext:value-type="float">
            <text:p>156.49</text:p>
          </table:table-cell>
          <table:table-cell office:value-type="float" office:value="-132" calcext:value-type="float">
            <text:p>-132</text:p>
          </table:table-cell>
          <table:table-cell office:value-type="float" office:value="90" calcext:value-type="float">
            <text:p>90</text:p>
          </table:table-cell>
          <table:table-cell table:formula="of:=CONCATENATE(&quot;[&quot;;[.C36]-130;&quot;,&quot;; (100+[.D36]);&quot;,&quot;;[.E36];&quot;],&quot;)" office:value-type="string" office:string-value="[26.49,-32,90]," calcext:value-type="string">
            <text:p>[26.49,-32,90],</text:p>
          </table:table-cell>
        </table:table-row>
        <table:table-row table:style-name="ro1">
          <table:table-cell office:value-type="string" calcext:value-type="string">
            <text:p>D71</text:p>
          </table:table-cell>
          <table:table-cell office:value-type="string" calcext:value-type="string">
            <text:p>Diode-Hybrid-Back</text:p>
          </table:table-cell>
          <table:table-cell office:value-type="float" office:value="168.4" calcext:value-type="float">
            <text:p>168.4</text:p>
          </table:table-cell>
          <table:table-cell office:value-type="float" office:value="-60.5" calcext:value-type="float">
            <text:p>-60.5</text:p>
          </table:table-cell>
          <table:table-cell office:value-type="float" office:value="97" calcext:value-type="float">
            <text:p>97</text:p>
          </table:table-cell>
          <table:table-cell table:formula="of:=CONCATENATE(&quot;[&quot;;[.C37]-130;&quot;,&quot;; (100+[.D37]);&quot;,&quot;;[.E37];&quot;],&quot;)" office:value-type="string" office:string-value="[38.4,39.5,97]," calcext:value-type="string">
            <text:p>[38.4,39.5,97],</text:p>
          </table:table-cell>
        </table:table-row>
        <table:table-row table:style-name="ro1">
          <table:table-cell office:value-type="string" calcext:value-type="string">
            <text:p>D72</text:p>
          </table:table-cell>
          <table:table-cell office:value-type="string" calcext:value-type="string">
            <text:p>Diode-Hybrid-Back</text:p>
          </table:table-cell>
          <table:table-cell office:value-type="float" office:value="170" calcext:value-type="float">
            <text:p>170</text:p>
          </table:table-cell>
          <table:table-cell office:value-type="float" office:value="-77" calcext:value-type="float">
            <text:p>-77</text:p>
          </table:table-cell>
          <table:table-cell office:value-type="float" office:value="97" calcext:value-type="float">
            <text:p>97</text:p>
          </table:table-cell>
          <table:table-cell table:formula="of:=CONCATENATE(&quot;[&quot;;[.C38]-130;&quot;,&quot;; (100+[.D38]);&quot;,&quot;;[.E38];&quot;],&quot;)" office:value-type="string" office:string-value="[40,23,97]," calcext:value-type="string">
            <text:p>[40,23,97],</text:p>
          </table:table-cell>
        </table:table-row>
        <table:table-row table:style-name="ro1">
          <table:table-cell office:value-type="string" calcext:value-type="string">
            <text:p>D73</text:p>
          </table:table-cell>
          <table:table-cell office:value-type="string" calcext:value-type="string">
            <text:p>Diode-Hybrid-Back</text:p>
          </table:table-cell>
          <table:table-cell office:value-type="float" office:value="172" calcext:value-type="float">
            <text:p>172</text:p>
          </table:table-cell>
          <table:table-cell office:value-type="float" office:value="-95" calcext:value-type="float">
            <text:p>-95</text:p>
          </table:table-cell>
          <table:table-cell office:value-type="float" office:value="97" calcext:value-type="float">
            <text:p>97</text:p>
          </table:table-cell>
          <table:table-cell table:formula="of:=CONCATENATE(&quot;[&quot;;[.C39]-130;&quot;,&quot;; (100+[.D39]);&quot;,&quot;;[.E39];&quot;],&quot;)" office:value-type="string" office:string-value="[42,5,97]," calcext:value-type="string">
            <text:p>[42,5,97],</text:p>
          </table:table-cell>
        </table:table-row>
        <table:table-row table:style-name="ro1">
          <table:table-cell office:value-type="string" calcext:value-type="string">
            <text:p>D74</text:p>
          </table:table-cell>
          <table:table-cell office:value-type="string" calcext:value-type="string">
            <text:p>Diode-Hybrid-Back</text:p>
          </table:table-cell>
          <table:table-cell office:value-type="float" office:value="174" calcext:value-type="float">
            <text:p>174</text:p>
          </table:table-cell>
          <table:table-cell office:value-type="float" office:value="-113" calcext:value-type="float">
            <text:p>-113</text:p>
          </table:table-cell>
          <table:table-cell office:value-type="float" office:value="97" calcext:value-type="float">
            <text:p>97</text:p>
          </table:table-cell>
          <table:table-cell table:formula="of:=CONCATENATE(&quot;[&quot;;[.C40]-130;&quot;,&quot;; (100+[.D40]);&quot;,&quot;;[.E40];&quot;],&quot;)" office:value-type="string" office:string-value="[44,-13,97]," calcext:value-type="string">
            <text:p>[44,-13,97],</text:p>
          </table:table-cell>
        </table:table-row>
        <table:table-row table:style-name="ro1">
          <table:table-cell office:value-type="string" calcext:value-type="string">
            <text:p>D75</text:p>
          </table:table-cell>
          <table:table-cell office:value-type="string" calcext:value-type="string">
            <text:p>Diode-Hybrid-Back</text:p>
          </table:table-cell>
          <table:table-cell office:value-type="float" office:value="176.63" calcext:value-type="float">
            <text:p>176.63</text:p>
          </table:table-cell>
          <table:table-cell office:value-type="float" office:value="-132" calcext:value-type="float">
            <text:p>-132</text:p>
          </table:table-cell>
          <table:table-cell office:value-type="float" office:value="97" calcext:value-type="float">
            <text:p>97</text:p>
          </table:table-cell>
          <table:table-cell table:formula="of:=CONCATENATE(&quot;[&quot;;[.C41]-130;&quot;,&quot;; (100+[.D41]);&quot;,&quot;;[.E41];&quot;],&quot;)" office:value-type="string" office:string-value="[46.63,-32,97]," calcext:value-type="string">
            <text:p>[46.63,-32,97],</text:p>
          </table:table-cell>
        </table:table-row>
        <table:table-row table:style-name="ro1">
          <table:table-cell office:value-type="string" calcext:value-type="string">
            <text:p>D81</text:p>
          </table:table-cell>
          <table:table-cell office:value-type="string" calcext:value-type="string">
            <text:p>Diode-Hybrid-Back</text:p>
          </table:table-cell>
          <table:table-cell office:value-type="float" office:value="186.9" calcext:value-type="float">
            <text:p>186.9</text:p>
          </table:table-cell>
          <table:table-cell office:value-type="float" office:value="-60.5" calcext:value-type="float">
            <text:p>-60.5</text:p>
          </table:table-cell>
          <table:table-cell office:value-type="float" office:value="97" calcext:value-type="float">
            <text:p>97</text:p>
          </table:table-cell>
          <table:table-cell table:formula="of:=CONCATENATE(&quot;[&quot;;[.C42]-130;&quot;,&quot;; (100+[.D42]);&quot;,&quot;;[.E42];&quot;],&quot;)" office:value-type="string" office:string-value="[56.9,39.5,97]," calcext:value-type="string">
            <text:p>[56.9,39.5,97],</text:p>
          </table:table-cell>
        </table:table-row>
        <table:table-row table:style-name="ro1">
          <table:table-cell office:value-type="string" calcext:value-type="string">
            <text:p>D82</text:p>
          </table:table-cell>
          <table:table-cell office:value-type="string" calcext:value-type="string">
            <text:p>Diode-Hybrid-Back</text:p>
          </table:table-cell>
          <table:table-cell office:value-type="float" office:value="190" calcext:value-type="float">
            <text:p>190</text:p>
          </table:table-cell>
          <table:table-cell office:value-type="float" office:value="-77" calcext:value-type="float">
            <text:p>-77</text:p>
          </table:table-cell>
          <table:table-cell office:value-type="float" office:value="97" calcext:value-type="float">
            <text:p>97</text:p>
          </table:table-cell>
          <table:table-cell table:formula="of:=CONCATENATE(&quot;[&quot;;[.C43]-130;&quot;,&quot;; (100+[.D43]);&quot;,&quot;;[.E43];&quot;],&quot;)" office:value-type="string" office:string-value="[60,23,97]," calcext:value-type="string">
            <text:p>[60,23,97],</text:p>
          </table:table-cell>
        </table:table-row>
        <table:table-row table:style-name="ro1">
          <table:table-cell office:value-type="string" calcext:value-type="string">
            <text:p>D83</text:p>
          </table:table-cell>
          <table:table-cell office:value-type="string" calcext:value-type="string">
            <text:p>Diode-Hybrid-Back</text:p>
          </table:table-cell>
          <table:table-cell office:value-type="float" office:value="192" calcext:value-type="float">
            <text:p>192</text:p>
          </table:table-cell>
          <table:table-cell office:value-type="float" office:value="-95" calcext:value-type="float">
            <text:p>-95</text:p>
          </table:table-cell>
          <table:table-cell office:value-type="float" office:value="97" calcext:value-type="float">
            <text:p>97</text:p>
          </table:table-cell>
          <table:table-cell table:formula="of:=CONCATENATE(&quot;[&quot;;[.C44]-130;&quot;,&quot;; (100+[.D44]);&quot;,&quot;;[.E44];&quot;],&quot;)" office:value-type="string" office:string-value="[62,5,97]," calcext:value-type="string">
            <text:p>[62,5,97],</text:p>
          </table:table-cell>
        </table:table-row>
        <table:table-row table:style-name="ro1">
          <table:table-cell office:value-type="string" calcext:value-type="string">
            <text:p>D84</text:p>
          </table:table-cell>
          <table:table-cell office:value-type="string" calcext:value-type="string">
            <text:p>Diode-Hybrid-Back</text:p>
          </table:table-cell>
          <table:table-cell office:value-type="float" office:value="193" calcext:value-type="float">
            <text:p>193</text:p>
          </table:table-cell>
          <table:table-cell office:value-type="float" office:value="-113" calcext:value-type="float">
            <text:p>-113</text:p>
          </table:table-cell>
          <table:table-cell office:value-type="float" office:value="97" calcext:value-type="float">
            <text:p>97</text:p>
          </table:table-cell>
          <table:table-cell table:formula="of:=CONCATENATE(&quot;[&quot;;[.C45]-130;&quot;,&quot;; (100+[.D45]);&quot;,&quot;;[.E45];&quot;],&quot;)" office:value-type="string" office:string-value="[63,-13,97]," calcext:value-type="string">
            <text:p>[63,-13,97],</text:p>
          </table:table-cell>
        </table:table-row>
        <table:table-row table:style-name="ro1">
          <table:table-cell office:value-type="string" calcext:value-type="string">
            <text:p>D85</text:p>
          </table:table-cell>
          <table:table-cell office:value-type="string" calcext:value-type="string">
            <text:p>Diode-Hybrid-Back</text:p>
          </table:table-cell>
          <table:table-cell office:value-type="float" office:value="195.727002" calcext:value-type="float">
            <text:p>195.727002</text:p>
          </table:table-cell>
          <table:table-cell office:value-type="float" office:value="-130.75" calcext:value-type="float">
            <text:p>-130.75</text:p>
          </table:table-cell>
          <table:table-cell office:value-type="float" office:value="97" calcext:value-type="float">
            <text:p>97</text:p>
          </table:table-cell>
          <table:table-cell table:formula="of:=CONCATENATE(&quot;[&quot;;[.C46]-130;&quot;,&quot;; (100+[.D46]);&quot;,&quot;;[.E46];&quot;],&quot;)" office:value-type="string" office:string-value="[65.727002,-30.75,97]," calcext:value-type="string">
            <text:p>[65.727002,-30.75,97],</text:p>
          </table:table-cell>
        </table:table-row>
        <table:table-row table:style-name="ro1">
          <table:table-cell office:value-type="string" calcext:value-type="string">
            <text:p>D91</text:p>
          </table:table-cell>
          <table:table-cell office:value-type="string" calcext:value-type="string">
            <text:p>Diode-Hybrid-Back</text:p>
          </table:table-cell>
          <table:table-cell office:value-type="float" office:value="206" calcext:value-type="float">
            <text:p>206</text:p>
          </table:table-cell>
          <table:table-cell office:value-type="float" office:value="-57" calcext:value-type="float">
            <text:p>-57</text:p>
          </table:table-cell>
          <table:table-cell office:value-type="float" office:value="97" calcext:value-type="float">
            <text:p>97</text:p>
          </table:table-cell>
          <table:table-cell table:formula="of:=CONCATENATE(&quot;[&quot;;[.C47]-130;&quot;,&quot;; (100+[.D47]);&quot;,&quot;;[.E47];&quot;],&quot;)" office:value-type="string" office:string-value="[76,43,97]," calcext:value-type="string">
            <text:p>[76,43,97],</text:p>
          </table:table-cell>
        </table:table-row>
        <table:table-row table:style-name="ro1">
          <table:table-cell office:value-type="string" calcext:value-type="string">
            <text:p>D92</text:p>
          </table:table-cell>
          <table:table-cell office:value-type="string" calcext:value-type="string">
            <text:p>Diode-Hybrid-Back</text:p>
          </table:table-cell>
          <table:table-cell office:value-type="float" office:value="208" calcext:value-type="float">
            <text:p>208</text:p>
          </table:table-cell>
          <table:table-cell office:value-type="float" office:value="-73" calcext:value-type="float">
            <text:p>-73</text:p>
          </table:table-cell>
          <table:table-cell office:value-type="float" office:value="97" calcext:value-type="float">
            <text:p>97</text:p>
          </table:table-cell>
          <table:table-cell table:formula="of:=CONCATENATE(&quot;[&quot;;[.C48]-130;&quot;,&quot;; (100+[.D48]);&quot;,&quot;;[.E48];&quot;],&quot;)" office:value-type="string" office:string-value="[78,27,97]," calcext:value-type="string">
            <text:p>[78,27,97],</text:p>
          </table:table-cell>
        </table:table-row>
        <table:table-row table:style-name="ro1">
          <table:table-cell office:value-type="string" calcext:value-type="string">
            <text:p>D93</text:p>
          </table:table-cell>
          <table:table-cell office:value-type="string" calcext:value-type="string">
            <text:p>Diode-Hybrid-Back</text:p>
          </table:table-cell>
          <table:table-cell office:value-type="float" office:value="210" calcext:value-type="float">
            <text:p>210</text:p>
          </table:table-cell>
          <table:table-cell office:value-type="float" office:value="-90" calcext:value-type="float">
            <text:p>-90</text:p>
          </table:table-cell>
          <table:table-cell office:value-type="float" office:value="97" calcext:value-type="float">
            <text:p>97</text:p>
          </table:table-cell>
          <table:table-cell table:formula="of:=CONCATENATE(&quot;[&quot;;[.C49]-130;&quot;,&quot;; (100+[.D49]);&quot;,&quot;;[.E49];&quot;],&quot;)" office:value-type="string" office:string-value="[80,10,97]," calcext:value-type="string">
            <text:p>[80,10,97],</text:p>
          </table:table-cell>
        </table:table-row>
        <table:table-row table:style-name="ro1">
          <table:table-cell office:value-type="string" calcext:value-type="string">
            <text:p>D94</text:p>
          </table:table-cell>
          <table:table-cell office:value-type="string" calcext:value-type="string">
            <text:p>Diode-Hybrid-Back</text:p>
          </table:table-cell>
          <table:table-cell office:value-type="float" office:value="211.94" calcext:value-type="float">
            <text:p>211.94</text:p>
          </table:table-cell>
          <table:table-cell office:value-type="float" office:value="-108.26" calcext:value-type="float">
            <text:p>-108.26</text:p>
          </table:table-cell>
          <table:table-cell office:value-type="float" office:value="97" calcext:value-type="float">
            <text:p>97</text:p>
          </table:table-cell>
          <table:table-cell table:formula="of:=CONCATENATE(&quot;[&quot;;[.C50]-130;&quot;,&quot;; (100+[.D50]);&quot;,&quot;;[.E50];&quot;],&quot;)" office:value-type="string" office:string-value="[81.94,-8.26000000000001,97]," calcext:value-type="string">
            <text:p>[81.94,-8.26000000000001,97],</text:p>
          </table:table-cell>
        </table:table-row>
        <table:table-row table:style-name="ro1">
          <table:table-cell office:value-type="string" calcext:value-type="string">
            <text:p>D95</text:p>
          </table:table-cell>
          <table:table-cell office:value-type="string" calcext:value-type="string">
            <text:p>Diode-Hybrid-Back</text:p>
          </table:table-cell>
          <table:table-cell office:value-type="float" office:value="215.24" calcext:value-type="float">
            <text:p>215.24</text:p>
          </table:table-cell>
          <table:table-cell office:value-type="float" office:value="-127.34" calcext:value-type="float">
            <text:p>-127.34</text:p>
          </table:table-cell>
          <table:table-cell office:value-type="float" office:value="97" calcext:value-type="float">
            <text:p>97</text:p>
          </table:table-cell>
          <table:table-cell table:formula="of:=CONCATENATE(&quot;[&quot;;[.C51]-130;&quot;,&quot;; (100+[.D51]);&quot;,&quot;;[.E51];&quot;],&quot;)" office:value-type="string" office:string-value="[85.24,-27.34,97]," calcext:value-type="string">
            <text:p>[85.24,-27.34,97],</text:p>
          </table:table-cell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Diode-Hybrid-Back</text:p>
          </table:table-cell>
          <table:table-cell office:value-type="float" office:value="225.5" calcext:value-type="float">
            <text:p>225.5</text:p>
          </table:table-cell>
          <table:table-cell office:value-type="float" office:value="-57" calcext:value-type="float">
            <text:p>-57</text:p>
          </table:table-cell>
          <table:table-cell office:value-type="float" office:value="97" calcext:value-type="float">
            <text:p>97</text:p>
          </table:table-cell>
          <table:table-cell table:formula="of:=CONCATENATE(&quot;[&quot;;[.C52]-130;&quot;,&quot;; (100+[.D52]);&quot;,&quot;;[.E52];&quot;],&quot;)" office:value-type="string" office:string-value="[95.5,43,97]," calcext:value-type="string">
            <text:p>[95.5,43,97],</text:p>
          </table:table-cell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Diode-Hybrid-Back</text:p>
          </table:table-cell>
          <table:table-cell office:value-type="float" office:value="227" calcext:value-type="float">
            <text:p>227</text:p>
          </table:table-cell>
          <table:table-cell office:value-type="float" office:value="-73" calcext:value-type="float">
            <text:p>-73</text:p>
          </table:table-cell>
          <table:table-cell office:value-type="float" office:value="97" calcext:value-type="float">
            <text:p>97</text:p>
          </table:table-cell>
          <table:table-cell table:formula="of:=CONCATENATE(&quot;[&quot;;[.C53]-130;&quot;,&quot;; (100+[.D53]);&quot;,&quot;;[.E53];&quot;],&quot;)" office:value-type="string" office:string-value="[97,27,97]," calcext:value-type="string">
            <text:p>[97,27,97],</text:p>
          </table:table-cell>
        </table:table-row>
        <table:table-row table:style-name="ro1">
          <table:table-cell office:value-type="string" calcext:value-type="string">
            <text:p>D103</text:p>
          </table:table-cell>
          <table:table-cell office:value-type="string" calcext:value-type="string">
            <text:p>Diode-Hybrid-Back</text:p>
          </table:table-cell>
          <table:table-cell office:value-type="float" office:value="230" calcext:value-type="float">
            <text:p>230</text:p>
          </table:table-cell>
          <table:table-cell office:value-type="float" office:value="-90" calcext:value-type="float">
            <text:p>-90</text:p>
          </table:table-cell>
          <table:table-cell office:value-type="float" office:value="97" calcext:value-type="float">
            <text:p>97</text:p>
          </table:table-cell>
          <table:table-cell table:formula="of:=CONCATENATE(&quot;[&quot;;[.C54]-130;&quot;,&quot;; (100+[.D54]);&quot;,&quot;;[.E54];&quot;],&quot;)" office:value-type="string" office:string-value="[100,10,97]," calcext:value-type="string">
            <text:p>[100,10,97],</text:p>
          </table:table-cell>
        </table:table-row>
        <table:table-row table:style-name="ro1">
          <table:table-cell office:value-type="string" calcext:value-type="string">
            <text:p>D104</text:p>
          </table:table-cell>
          <table:table-cell office:value-type="string" calcext:value-type="string">
            <text:p>Diode-Hybrid-Back</text:p>
          </table:table-cell>
          <table:table-cell office:value-type="float" office:value="231.51" calcext:value-type="float">
            <text:p>231.51</text:p>
          </table:table-cell>
          <table:table-cell office:value-type="float" office:value="-108.26" calcext:value-type="float">
            <text:p>-108.26</text:p>
          </table:table-cell>
          <table:table-cell office:value-type="float" office:value="97" calcext:value-type="float">
            <text:p>97</text:p>
          </table:table-cell>
          <table:table-cell table:formula="of:=CONCATENATE(&quot;[&quot;;[.C55]-130;&quot;,&quot;; (100+[.D55]);&quot;,&quot;;[.E55];&quot;],&quot;)" office:value-type="string" office:string-value="[101.51,-8.26000000000001,97]," calcext:value-type="string">
            <text:p>[101.51,-8.26000000000001,97],</text:p>
          </table:table-cell>
        </table:table-row>
        <table:table-row table:style-name="ro1">
          <table:table-cell office:value-type="string" calcext:value-type="string">
            <text:p>D105</text:p>
          </table:table-cell>
          <table:table-cell office:value-type="string" calcext:value-type="string">
            <text:p>Diode-Hybrid-Back</text:p>
          </table:table-cell>
          <table:table-cell office:value-type="float" office:value="237.98" calcext:value-type="float">
            <text:p>237.98</text:p>
          </table:table-cell>
          <table:table-cell office:value-type="float" office:value="-127.34" calcext:value-type="float">
            <text:p>-127.34</text:p>
          </table:table-cell>
          <table:table-cell office:value-type="float" office:value="97" calcext:value-type="float">
            <text:p>97</text:p>
          </table:table-cell>
          <table:table-cell table:formula="of:=CONCATENATE(&quot;[&quot;;[.C56]-130;&quot;,&quot;; (100+[.D56]);&quot;,&quot;;[.E56];&quot;],&quot;)" office:value-type="string" office:string-value="[107.98,-27.34,97]," calcext:value-type="string">
            <text:p>[107.98,-27.34,97],</text:p>
          </table:table-cell>
        </table:table-row>
        <table:table-row table:style-name="ro1">
          <table:table-cell office:value-type="string" calcext:value-type="string">
            <text:p>D111</text:p>
          </table:table-cell>
          <table:table-cell office:value-type="string" calcext:value-type="string">
            <text:p>Diode-Hybrid-Back</text:p>
          </table:table-cell>
          <table:table-cell office:value-type="float" office:value="246" calcext:value-type="float">
            <text:p>246</text:p>
          </table:table-cell>
          <table:table-cell office:value-type="float" office:value="-57" calcext:value-type="float">
            <text:p>-57</text:p>
          </table:table-cell>
          <table:table-cell office:value-type="float" office:value="95.5" calcext:value-type="float">
            <text:p>95.5</text:p>
          </table:table-cell>
          <table:table-cell table:formula="of:=CONCATENATE(&quot;[&quot;;[.C57]-130;&quot;,&quot;; (100+[.D57]);&quot;,&quot;;[.E57];&quot;],&quot;)" office:value-type="string" office:string-value="[116,43,95.5]," calcext:value-type="string">
            <text:p>[116,43,95.5],</text:p>
          </table:table-cell>
        </table:table-row>
        <table:table-row table:style-name="ro1">
          <table:table-cell office:value-type="string" calcext:value-type="string">
            <text:p>D112</text:p>
          </table:table-cell>
          <table:table-cell office:value-type="string" calcext:value-type="string">
            <text:p>Diode-Hybrid-Back</text:p>
          </table:table-cell>
          <table:table-cell office:value-type="float" office:value="247.5" calcext:value-type="float">
            <text:p>247.5</text:p>
          </table:table-cell>
          <table:table-cell office:value-type="float" office:value="-73" calcext:value-type="float">
            <text:p>-73</text:p>
          </table:table-cell>
          <table:table-cell office:value-type="float" office:value="95.5" calcext:value-type="float">
            <text:p>95.5</text:p>
          </table:table-cell>
          <table:table-cell table:formula="of:=CONCATENATE(&quot;[&quot;;[.C58]-130;&quot;,&quot;; (100+[.D58]);&quot;,&quot;;[.E58];&quot;],&quot;)" office:value-type="string" office:string-value="[117.5,27,95.5]," calcext:value-type="string">
            <text:p>[117.5,27,95.5],</text:p>
          </table:table-cell>
        </table:table-row>
        <table:table-row table:style-name="ro1">
          <table:table-cell office:value-type="string" calcext:value-type="string">
            <text:p>D113</text:p>
          </table:table-cell>
          <table:table-cell office:value-type="string" calcext:value-type="string">
            <text:p>Diode-Hybrid-Back</text:p>
          </table:table-cell>
          <table:table-cell office:value-type="float" office:value="249" calcext:value-type="float">
            <text:p>249</text:p>
          </table:table-cell>
          <table:table-cell office:value-type="float" office:value="-90" calcext:value-type="float">
            <text:p>-90</text:p>
          </table:table-cell>
          <table:table-cell office:value-type="float" office:value="95.5" calcext:value-type="float">
            <text:p>95.5</text:p>
          </table:table-cell>
          <table:table-cell table:formula="of:=CONCATENATE(&quot;[&quot;;[.C59]-130;&quot;,&quot;; (100+[.D59]);&quot;,&quot;;[.E59];&quot;],&quot;)" office:value-type="string" office:string-value="[119,10,95.5]," calcext:value-type="string">
            <text:p>[119,10,95.5],</text:p>
          </table:table-cell>
        </table:table-row>
        <table:table-row table:style-name="ro1">
          <table:table-cell office:value-type="string" calcext:value-type="string">
            <text:p>D114</text:p>
          </table:table-cell>
          <table:table-cell office:value-type="string" calcext:value-type="string">
            <text:p>Diode-Hybrid-Back</text:p>
          </table:table-cell>
          <table:table-cell office:value-type="float" office:value="234.22" calcext:value-type="float">
            <text:p>234.22</text:p>
          </table:table-cell>
          <table:table-cell office:value-type="float" office:value="-107.96" calcext:value-type="float">
            <text:p>-107.96</text:p>
          </table:table-cell>
          <table:table-cell office:value-type="float" office:value="97" calcext:value-type="float">
            <text:p>97</text:p>
          </table:table-cell>
          <table:table-cell table:formula="of:=CONCATENATE(&quot;[&quot;;[.C60]-130;&quot;,&quot;; (100+[.D60]);&quot;,&quot;;[.E60];&quot;],&quot;)" office:value-type="string" office:string-value="[104.22,-7.95999999999999,97]," calcext:value-type="string">
            <text:p>[104.22,-7.95999999999999,97],</text:p>
          </table:table-cell>
        </table:table-row>
        <table:table-row table:style-name="ro1">
          <table:table-cell office:value-type="string" calcext:value-type="string">
            <text:p>D115</text:p>
          </table:table-cell>
          <table:table-cell office:value-type="string" calcext:value-type="string">
            <text:p>Diode-Hybrid-Back</text:p>
          </table:table-cell>
          <table:table-cell office:value-type="float" office:value="240.84" calcext:value-type="float">
            <text:p>240.84</text:p>
          </table:table-cell>
          <table:table-cell office:value-type="float" office:value="-127.11" calcext:value-type="float">
            <text:p>-127.11</text:p>
          </table:table-cell>
          <table:table-cell office:value-type="float" office:value="97" calcext:value-type="float">
            <text:p>97</text:p>
          </table:table-cell>
          <table:table-cell table:formula="of:=CONCATENATE(&quot;[&quot;;[.C61]-130;&quot;,&quot;; (100+[.D61]);&quot;,&quot;;[.E61];&quot;],&quot;)" office:value-type="string" office:string-value="[110.84,-27.11,97]," calcext:value-type="string">
            <text:p>[110.84,-27.11,97],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ThickJumper</text:p>
          </table:table-cell>
          <table:table-cell office:value-type="float" office:value="130" calcext:value-type="float">
            <text:p>130</text:p>
          </table:table-cell>
          <table:table-cell office:value-type="float" office:value="-95.504" calcext:value-type="float">
            <text:p>-95.504</text:p>
          </table:table-cell>
          <table:table-cell office:value-type="float" office:value="0" calcext:value-type="float">
            <text:p>0</text:p>
          </table:table-cell>
          <table:table-cell table:formula="of:=CONCATENATE(&quot;[&quot;;[.C62]-130;&quot;,&quot;; (100+[.D62]);&quot;,&quot;;[.E62];&quot;],&quot;)" office:value-type="string" office:string-value="[0,4.496,0]," calcext:value-type="string">
            <text:p>[0,4.496,0],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-Hybrid-Back</text:p>
          </table:table-cell>
          <table:table-cell office:value-type="float" office:value="117.98" calcext:value-type="float">
            <text:p>117.98</text:p>
          </table:table-cell>
          <table:table-cell office:value-type="float" office:value="-51.72" calcext:value-type="float">
            <text:p>-51.72</text:p>
          </table:table-cell>
          <table:table-cell office:value-type="float" office:value="270" calcext:value-type="float">
            <text:p>270</text:p>
          </table:table-cell>
          <table:table-cell table:formula="of:=CONCATENATE(&quot;[&quot;;[.C63]-130;&quot;,&quot;; (100+[.D63]);&quot;,&quot;;[.E63];&quot;],&quot;)" office:value-type="string" office:string-value="[-12.02,48.28,270]," calcext:value-type="string">
            <text:p>[-12.02,48.28,270],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-Hybrid-Back</text:p>
          </table:table-cell>
          <table:table-cell office:value-type="float" office:value="120.52" calcext:value-type="float">
            <text:p>120.52</text:p>
          </table:table-cell>
          <table:table-cell office:value-type="float" office:value="-51.72" calcext:value-type="float">
            <text:p>-51.72</text:p>
          </table:table-cell>
          <table:table-cell office:value-type="float" office:value="270" calcext:value-type="float">
            <text:p>270</text:p>
          </table:table-cell>
          <table:table-cell table:formula="of:=CONCATENATE(&quot;[&quot;;[.C64]-130;&quot;,&quot;; (100+[.D64]);&quot;,&quot;;[.E64];&quot;],&quot;)" office:value-type="string" office:string-value="[-9.48,48.28,270]," calcext:value-type="string">
            <text:p>[-9.48,48.28,270],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-Hybrid-Back</text:p>
          </table:table-cell>
          <table:table-cell office:value-type="float" office:value="143.98" calcext:value-type="float">
            <text:p>143.98</text:p>
          </table:table-cell>
          <table:table-cell office:value-type="float" office:value="-51.72" calcext:value-type="float">
            <text:p>-51.72</text:p>
          </table:table-cell>
          <table:table-cell office:value-type="float" office:value="270" calcext:value-type="float">
            <text:p>270</text:p>
          </table:table-cell>
          <table:table-cell table:formula="of:=CONCATENATE(&quot;[&quot;;[.C65]-130;&quot;,&quot;; (100+[.D65]);&quot;,&quot;;[.E65];&quot;],&quot;)" office:value-type="string" office:string-value="[13.98,48.28,270]," calcext:value-type="string">
            <text:p>[13.98,48.28,270],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-Hybrid-Back</text:p>
          </table:table-cell>
          <table:table-cell office:value-type="float" office:value="146.52" calcext:value-type="float">
            <text:p>146.52</text:p>
          </table:table-cell>
          <table:table-cell office:value-type="float" office:value="-51.72" calcext:value-type="float">
            <text:p>-51.72</text:p>
          </table:table-cell>
          <table:table-cell office:value-type="float" office:value="270" calcext:value-type="float">
            <text:p>270</text:p>
          </table:table-cell>
          <table:table-cell table:formula="of:=CONCATENATE(&quot;[&quot;;[.C66]-130;&quot;,&quot;; (100+[.D66]);&quot;,&quot;;[.E66];&quot;],&quot;)" office:value-type="string" office:string-value="[16.52,48.28,270]," calcext:value-type="string">
            <text:p>[16.52,48.28,270],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-Hybrid-Back</text:p>
          </table:table-cell>
          <table:table-cell office:value-type="float" office:value="139" calcext:value-type="float">
            <text:p>139</text:p>
          </table:table-cell>
          <table:table-cell office:value-type="float" office:value="-51.72" calcext:value-type="float">
            <text:p>-51.72</text:p>
          </table:table-cell>
          <table:table-cell office:value-type="float" office:value="90" calcext:value-type="float">
            <text:p>90</text:p>
          </table:table-cell>
          <table:table-cell table:formula="of:=CONCATENATE(&quot;[&quot;;[.C67]-130;&quot;,&quot;; (100+[.D67]);&quot;,&quot;;[.E67];&quot;],&quot;)" office:value-type="string" office:string-value="[9,48.28,90]," calcext:value-type="string">
            <text:p>[9,48.28,90],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-Hybrid-Back</text:p>
          </table:table-cell>
          <table:table-cell office:value-type="float" office:value="141.54" calcext:value-type="float">
            <text:p>141.54</text:p>
          </table:table-cell>
          <table:table-cell office:value-type="float" office:value="-51.72" calcext:value-type="float">
            <text:p>-51.72</text:p>
          </table:table-cell>
          <table:table-cell office:value-type="float" office:value="90" calcext:value-type="float">
            <text:p>90</text:p>
          </table:table-cell>
          <table:table-cell table:formula="of:=CONCATENATE(&quot;[&quot;;[.C68]-130;&quot;,&quot;; (100+[.D68]);&quot;,&quot;;[.E68];&quot;],&quot;)" office:value-type="string" office:string-value="[11.54,48.28,90]," calcext:value-type="string">
            <text:p>[11.54,48.28,90],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-Hybrid-Back</text:p>
          </table:table-cell>
          <table:table-cell office:value-type="float" office:value="154.14" calcext:value-type="float">
            <text:p>154.14</text:p>
          </table:table-cell>
          <table:table-cell office:value-type="float" office:value="-54.26" calcext:value-type="float">
            <text:p>-54.26</text:p>
          </table:table-cell>
          <table:table-cell office:value-type="float" office:value="180" calcext:value-type="float">
            <text:p>180</text:p>
          </table:table-cell>
          <table:table-cell table:formula="of:=CONCATENATE(&quot;[&quot;;[.C69]-130;&quot;,&quot;; (100+[.D69]);&quot;,&quot;;[.E69];&quot;],&quot;)" office:value-type="string" office:string-value="[24.14,45.74,180]," calcext:value-type="string">
            <text:p>[24.14,45.74,180],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or-Hybrid-Back</text:p>
          </table:table-cell>
          <table:table-cell office:value-type="float" office:value="106.515" calcext:value-type="float">
            <text:p>106.515</text:p>
          </table:table-cell>
          <table:table-cell office:value-type="float" office:value="-54.26" calcext:value-type="float">
            <text:p>-54.26</text:p>
          </table:table-cell>
          <table:table-cell office:value-type="float" office:value="0" calcext:value-type="float">
            <text:p>0</text:p>
          </table:table-cell>
          <table:table-cell table:formula="of:=CONCATENATE(&quot;[&quot;;[.C70]-130;&quot;,&quot;; (100+[.D70]);&quot;,&quot;;[.E70];&quot;],&quot;)" office:value-type="string" office:string-value="[-23.485,45.74,0]," calcext:value-type="string">
            <text:p>[-23.485,45.74,0],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Kailh_socket_PG1350</text:p>
          </table:table-cell>
          <table:table-cell office:value-type="float" office:value="23.2302" calcext:value-type="float">
            <text:p>23.2302</text:p>
          </table:table-cell>
          <table:table-cell office:value-type="float" office:value="-57.6594" calcext:value-type="float">
            <text:p>-57.6594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71]-130;&quot;,&quot;; (100+[.D71]);&quot;,&quot;;[.E71];&quot;],&quot;)" office:value-type="string" office:string-value="[-106.7698,42.3406,354.5]," calcext:value-type="string">
            <text:p>[-106.7698,42.3406,354.5],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Kailh_socket_PG1350</text:p>
          </table:table-cell>
          <table:table-cell office:value-type="float" office:value="21.5049" calcext:value-type="float">
            <text:p>21.5049</text:p>
          </table:table-cell>
          <table:table-cell office:value-type="float" office:value="-75.5765" calcext:value-type="float">
            <text:p>-75.5765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72]-130;&quot;,&quot;; (100+[.D72]);&quot;,&quot;;[.E72];&quot;],&quot;)" office:value-type="string" office:string-value="[-108.4951,24.4235,354.5]," calcext:value-type="string">
            <text:p>[-108.4951,24.4235,354.5],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Kailh_socket_PG1350</text:p>
          </table:table-cell>
          <table:table-cell office:value-type="float" office:value="19.7797" calcext:value-type="float">
            <text:p>19.7797</text:p>
          </table:table-cell>
          <table:table-cell office:value-type="float" office:value="-93.4936" calcext:value-type="float">
            <text:p>-93.4936</text:p>
          </table:table-cell>
          <table:table-cell office:value-type="float" office:value="354.75" calcext:value-type="float">
            <text:p>354.75</text:p>
          </table:table-cell>
          <table:table-cell table:formula="of:=CONCATENATE(&quot;[&quot;;[.C73]-130;&quot;,&quot;; (100+[.D73]);&quot;,&quot;;[.E73];&quot;],&quot;)" office:value-type="string" office:string-value="[-110.2203,6.5064,354.75]," calcext:value-type="string">
            <text:p>[-110.2203,6.5064,354.75],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Kailh_socket_PG1350</text:p>
          </table:table-cell>
          <table:table-cell office:value-type="float" office:value="14.4348" calcext:value-type="float">
            <text:p>14.4348</text:p>
          </table:table-cell>
          <table:table-cell office:value-type="float" office:value="-110.937" calcext:value-type="float">
            <text:p>-110.937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74]-130;&quot;,&quot;; (100+[.D74]);&quot;,&quot;;[.E74];&quot;],&quot;)" office:value-type="string" office:string-value="[-115.5652,-10.937,354.5]," calcext:value-type="string">
            <text:p>[-115.5652,-10.937,354.5],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Kailh_socket_PG1350</text:p>
          </table:table-cell>
          <table:table-cell office:value-type="float" office:value="7.81589" calcext:value-type="float">
            <text:p>7.81589</text:p>
          </table:table-cell>
          <table:table-cell office:value-type="float" office:value="-128.823" calcext:value-type="float">
            <text:p>-128.823</text:p>
          </table:table-cell>
          <table:table-cell office:value-type="float" office:value="353.5" calcext:value-type="float">
            <text:p>353.5</text:p>
          </table:table-cell>
          <table:table-cell table:formula="of:=CONCATENATE(&quot;[&quot;;[.C75]-130;&quot;,&quot;; (100+[.D75]);&quot;,&quot;;[.E75];&quot;],&quot;)" office:value-type="string" office:string-value="[-122.18411,-28.823,353.5]," calcext:value-type="string">
            <text:p>[-122.18411,-28.823,353.5],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string" calcext:value-type="string">
            <text:p>Kailh_socket_PG1350</text:p>
          </table:table-cell>
          <table:table-cell office:value-type="float" office:value="43.6705" calcext:value-type="float">
            <text:p>43.6705</text:p>
          </table:table-cell>
          <table:table-cell office:value-type="float" office:value="-59.6373" calcext:value-type="float">
            <text:p>-59.6373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76]-130;&quot;,&quot;; (100+[.D76]);&quot;,&quot;;[.E76];&quot;],&quot;)" office:value-type="string" office:string-value="[-86.3295,40.3627,353]," calcext:value-type="string">
            <text:p>[-86.3295,40.3627,353],</text:p>
          </table:table-cell>
        </table:table-row>
        <table:table-row table:style-name="ro1">
          <table:table-cell office:value-type="string" calcext:value-type="string">
            <text:p>SW12</text:p>
          </table:table-cell>
          <table:table-cell office:value-type="string" calcext:value-type="string">
            <text:p>Kailh_socket_PG1350</text:p>
          </table:table-cell>
          <table:table-cell office:value-type="float" office:value="41.44036" calcext:value-type="float">
            <text:p>41.44036</text:p>
          </table:table-cell>
          <table:table-cell office:value-type="float" office:value="-76.95204" calcext:value-type="float">
            <text:p>-76.95204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77]-130;&quot;,&quot;; (100+[.D77]);&quot;,&quot;;[.E77];&quot;],&quot;)" office:value-type="string" office:string-value="[-88.55964,23.04796,353]," calcext:value-type="string">
            <text:p>[-88.55964,23.04796,353],</text:p>
          </table:table-cell>
        </table:table-row>
        <table:table-row table:style-name="ro1">
          <table:table-cell office:value-type="string" calcext:value-type="string">
            <text:p>SW13</text:p>
          </table:table-cell>
          <table:table-cell office:value-type="string" calcext:value-type="string">
            <text:p>Kailh_socket_PG1350</text:p>
          </table:table-cell>
          <table:table-cell office:value-type="float" office:value="39.2832" calcext:value-type="float">
            <text:p>39.2832</text:p>
          </table:table-cell>
          <table:table-cell office:value-type="float" office:value="-95.369" calcext:value-type="float">
            <text:p>-95.369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78]-130;&quot;,&quot;; (100+[.D78]);&quot;,&quot;;[.E78];&quot;],&quot;)" office:value-type="string" office:string-value="[-90.7168,4.631,353]," calcext:value-type="string">
            <text:p>[-90.7168,4.631,353],</text:p>
          </table:table-cell>
        </table:table-row>
        <table:table-row table:style-name="ro1">
          <table:table-cell office:value-type="string" calcext:value-type="string">
            <text:p>SW14</text:p>
          </table:table-cell>
          <table:table-cell office:value-type="string" calcext:value-type="string">
            <text:p>Kailh_socket_PG1350</text:p>
          </table:table-cell>
          <table:table-cell office:value-type="float" office:value="37.0896" calcext:value-type="float">
            <text:p>37.0896</text:p>
          </table:table-cell>
          <table:table-cell office:value-type="float" office:value="-113.235" calcext:value-type="float">
            <text:p>-113.235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79]-130;&quot;,&quot;; (100+[.D79]);&quot;,&quot;;[.E79];&quot;],&quot;)" office:value-type="string" office:string-value="[-92.9104,-13.235,353]," calcext:value-type="string">
            <text:p>[-92.9104,-13.235,353],</text:p>
          </table:table-cell>
        </table:table-row>
        <table:table-row table:style-name="ro1">
          <table:table-cell office:value-type="string" calcext:value-type="string">
            <text:p>SW15</text:p>
          </table:table-cell>
          <table:table-cell office:value-type="string" calcext:value-type="string">
            <text:p>Kailh_socket_PG1350</text:p>
          </table:table-cell>
          <table:table-cell office:value-type="float" office:value="30.8344" calcext:value-type="float">
            <text:p>30.8344</text:p>
          </table:table-cell>
          <table:table-cell office:value-type="float" office:value="-131.358" calcext:value-type="float">
            <text:p>-131.358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80]-130;&quot;,&quot;; (100+[.D80]);&quot;,&quot;;[.E80];&quot;],&quot;)" office:value-type="string" office:string-value="[-99.1656,-31.358,353]," calcext:value-type="string">
            <text:p>[-99.1656,-31.358,353],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string" calcext:value-type="string">
            <text:p>Kailh_socket_PG1350</text:p>
          </table:table-cell>
          <table:table-cell office:value-type="float" office:value="62.49" calcext:value-type="float">
            <text:p>62.49</text:p>
          </table:table-cell>
          <table:table-cell office:value-type="float" office:value="-62.04" calcext:value-type="float">
            <text:p>-62.04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81]-130;&quot;,&quot;; (100+[.D81]);&quot;,&quot;;[.E81];&quot;],&quot;)" office:value-type="string" office:string-value="[-67.51,37.96,353]," calcext:value-type="string">
            <text:p>[-67.51,37.96,353],</text:p>
          </table:table-cell>
        </table:table-row>
        <table:table-row table:style-name="ro1">
          <table:table-cell office:value-type="string" calcext:value-type="string">
            <text:p>SW22</text:p>
          </table:table-cell>
          <table:table-cell office:value-type="string" calcext:value-type="string">
            <text:p>Kailh_socket_PG1350</text:p>
          </table:table-cell>
          <table:table-cell office:value-type="float" office:value="60.2516" calcext:value-type="float">
            <text:p>60.2516</text:p>
          </table:table-cell>
          <table:table-cell office:value-type="float" office:value="-79.97972" calcext:value-type="float">
            <text:p>-79.97972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82]-130;&quot;,&quot;; (100+[.D82]);&quot;,&quot;;[.E82];&quot;],&quot;)" office:value-type="string" office:string-value="[-69.7484,20.02028,353]," calcext:value-type="string">
            <text:p>[-69.7484,20.02028,353],</text:p>
          </table:table-cell>
        </table:table-row>
        <table:table-row table:style-name="ro1">
          <table:table-cell office:value-type="string" calcext:value-type="string">
            <text:p>SW23</text:p>
          </table:table-cell>
          <table:table-cell office:value-type="string" calcext:value-type="string">
            <text:p>Kailh_socket_PG1350</text:p>
          </table:table-cell>
          <table:table-cell office:value-type="float" office:value="58.18" calcext:value-type="float">
            <text:p>58.18</text:p>
          </table:table-cell>
          <table:table-cell office:value-type="float" office:value="-97.73" calcext:value-type="float">
            <text:p>-97.73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83]-130;&quot;,&quot;; (100+[.D83]);&quot;,&quot;;[.E83];&quot;],&quot;)" office:value-type="string" office:string-value="[-71.82,2.27,353]," calcext:value-type="string">
            <text:p>[-71.82,2.27,353],</text:p>
          </table:table-cell>
        </table:table-row>
        <table:table-row table:style-name="ro1">
          <table:table-cell office:value-type="string" calcext:value-type="string">
            <text:p>SW24</text:p>
          </table:table-cell>
          <table:table-cell office:value-type="string" calcext:value-type="string">
            <text:p>Kailh_socket_PG1350</text:p>
          </table:table-cell>
          <table:table-cell office:value-type="float" office:value="56.02" calcext:value-type="float">
            <text:p>56.02</text:p>
          </table:table-cell>
          <table:table-cell office:value-type="float" office:value="-115.53" calcext:value-type="float">
            <text:p>-115.53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84]-130;&quot;,&quot;; (100+[.D84]);&quot;,&quot;;[.E84];&quot;],&quot;)" office:value-type="string" office:string-value="[-73.98,-15.53,353]," calcext:value-type="string">
            <text:p>[-73.98,-15.53,353],</text:p>
          </table:table-cell>
        </table:table-row>
        <table:table-row table:style-name="ro1">
          <table:table-cell office:value-type="string" calcext:value-type="string">
            <text:p>SW25</text:p>
          </table:table-cell>
          <table:table-cell office:value-type="string" calcext:value-type="string">
            <text:p>Kailh_socket_PG1350</text:p>
          </table:table-cell>
          <table:table-cell office:value-type="float" office:value="53.7" calcext:value-type="float">
            <text:p>53.7</text:p>
          </table:table-cell>
          <table:table-cell office:value-type="float" office:value="-133.45" calcext:value-type="float">
            <text:p>-133.45</text:p>
          </table:table-cell>
          <table:table-cell office:value-type="float" office:value="353" calcext:value-type="float">
            <text:p>353</text:p>
          </table:table-cell>
          <table:table-cell table:formula="of:=CONCATENATE(&quot;[&quot;;[.C85]-130;&quot;,&quot;; (100+[.D85]);&quot;,&quot;;[.E85];&quot;],&quot;)" office:value-type="string" office:string-value="[-76.3,-33.45,353]," calcext:value-type="string">
            <text:p>[-76.3,-33.45,353],</text:p>
          </table:table-cell>
        </table:table-row>
        <table:table-row table:style-name="ro1">
          <table:table-cell office:value-type="string" calcext:value-type="string">
            <text:p>SW31</text:p>
          </table:table-cell>
          <table:table-cell office:value-type="string" calcext:value-type="string">
            <text:p>Kailh_socket_PG1350</text:p>
          </table:table-cell>
          <table:table-cell office:value-type="float" office:value="81.2472" calcext:value-type="float">
            <text:p>81.2472</text:p>
          </table:table-cell>
          <table:table-cell office:value-type="float" office:value="-64.2499" calcext:value-type="float">
            <text:p>-64.2499</text:p>
          </table:table-cell>
          <table:table-cell office:value-type="float" office:value="353.75" calcext:value-type="float">
            <text:p>353.75</text:p>
          </table:table-cell>
          <table:table-cell table:formula="of:=CONCATENATE(&quot;[&quot;;[.C86]-130;&quot;,&quot;; (100+[.D86]);&quot;,&quot;;[.E86];&quot;],&quot;)" office:value-type="string" office:string-value="[-48.7528,35.7501,353.75]," calcext:value-type="string">
            <text:p>[-48.7528,35.7501,353.75],</text:p>
          </table:table-cell>
        </table:table-row>
        <table:table-row table:style-name="ro1">
          <table:table-cell office:value-type="string" calcext:value-type="string">
            <text:p>SW32</text:p>
          </table:table-cell>
          <table:table-cell office:value-type="string" calcext:value-type="string">
            <text:p>Kailh_socket_PG1350</text:p>
          </table:table-cell>
          <table:table-cell office:value-type="float" office:value="79.2876" calcext:value-type="float">
            <text:p>79.2876</text:p>
          </table:table-cell>
          <table:table-cell office:value-type="float" office:value="-82.1429" calcext:value-type="float">
            <text:p>-82.1429</text:p>
          </table:table-cell>
          <table:table-cell office:value-type="float" office:value="353.75" calcext:value-type="float">
            <text:p>353.75</text:p>
          </table:table-cell>
          <table:table-cell table:formula="of:=CONCATENATE(&quot;[&quot;;[.C87]-130;&quot;,&quot;; (100+[.D87]);&quot;,&quot;;[.E87];&quot;],&quot;)" office:value-type="string" office:string-value="[-50.7124,17.8571,353.75]," calcext:value-type="string">
            <text:p>[-50.7124,17.8571,353.75],</text:p>
          </table:table-cell>
        </table:table-row>
        <table:table-row table:style-name="ro1">
          <table:table-cell office:value-type="string" calcext:value-type="string">
            <text:p>SW33</text:p>
          </table:table-cell>
          <table:table-cell office:value-type="string" calcext:value-type="string">
            <text:p>Kailh_socket_PG1350</text:p>
          </table:table-cell>
          <table:table-cell office:value-type="float" office:value="77.328" calcext:value-type="float">
            <text:p>77.328</text:p>
          </table:table-cell>
          <table:table-cell office:value-type="float" office:value="-100.036" calcext:value-type="float">
            <text:p>-100.036</text:p>
          </table:table-cell>
          <table:table-cell office:value-type="float" office:value="353.75" calcext:value-type="float">
            <text:p>353.75</text:p>
          </table:table-cell>
          <table:table-cell table:formula="of:=CONCATENATE(&quot;[&quot;;[.C88]-130;&quot;,&quot;; (100+[.D88]);&quot;,&quot;;[.E88];&quot;],&quot;)" office:value-type="string" office:string-value="[-52.672,-0.0360000000000014,353.75]," calcext:value-type="string">
            <text:p>[-52.672,-0.0360000000000014,353.75],</text:p>
          </table:table-cell>
        </table:table-row>
        <table:table-row table:style-name="ro1">
          <table:table-cell office:value-type="string" calcext:value-type="string">
            <text:p>SW34</text:p>
          </table:table-cell>
          <table:table-cell office:value-type="string" calcext:value-type="string">
            <text:p>Kailh_socket_PG1350</text:p>
          </table:table-cell>
          <table:table-cell office:value-type="float" office:value="75.3684" calcext:value-type="float">
            <text:p>75.3684</text:p>
          </table:table-cell>
          <table:table-cell office:value-type="float" office:value="-117.929" calcext:value-type="float">
            <text:p>-117.929</text:p>
          </table:table-cell>
          <table:table-cell office:value-type="float" office:value="353.75" calcext:value-type="float">
            <text:p>353.75</text:p>
          </table:table-cell>
          <table:table-cell table:formula="of:=CONCATENATE(&quot;[&quot;;[.C89]-130;&quot;,&quot;; (100+[.D89]);&quot;,&quot;;[.E89];&quot;],&quot;)" office:value-type="string" office:string-value="[-54.6316,-17.929,353.75]," calcext:value-type="string">
            <text:p>[-54.6316,-17.929,353.75],</text:p>
          </table:table-cell>
        </table:table-row>
        <table:table-row table:style-name="ro1">
          <table:table-cell office:value-type="string" calcext:value-type="string">
            <text:p>SW35</text:p>
          </table:table-cell>
          <table:table-cell office:value-type="string" calcext:value-type="string">
            <text:p>Kailh_socket_PG1350</text:p>
          </table:table-cell>
          <table:table-cell office:value-type="float" office:value="73.4088" calcext:value-type="float">
            <text:p>73.4088</text:p>
          </table:table-cell>
          <table:table-cell office:value-type="float" office:value="-135.822" calcext:value-type="float">
            <text:p>-135.822</text:p>
          </table:table-cell>
          <table:table-cell office:value-type="float" office:value="353.75" calcext:value-type="float">
            <text:p>353.75</text:p>
          </table:table-cell>
          <table:table-cell table:formula="of:=CONCATENATE(&quot;[&quot;;[.C90]-130;&quot;,&quot;; (100+[.D90]);&quot;,&quot;;[.E90];&quot;],&quot;)" office:value-type="string" office:string-value="[-56.5912,-35.822,353.75]," calcext:value-type="string">
            <text:p>[-56.5912,-35.822,353.75],</text:p>
          </table:table-cell>
        </table:table-row>
        <table:table-row table:style-name="ro1">
          <table:table-cell office:value-type="string" calcext:value-type="string">
            <text:p>SW41</text:p>
          </table:table-cell>
          <table:table-cell office:value-type="string" calcext:value-type="string">
            <text:p>Kailh_socket_PG1350</text:p>
          </table:table-cell>
          <table:table-cell office:value-type="float" office:value="99.9024" calcext:value-type="float">
            <text:p>99.9024</text:p>
          </table:table-cell>
          <table:table-cell office:value-type="float" office:value="-65.5338" calcext:value-type="float">
            <text:p>-65.5338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91]-130;&quot;,&quot;; (100+[.D91]);&quot;,&quot;;[.E91];&quot;],&quot;)" office:value-type="string" office:string-value="[-30.0976,34.4662,354.5]," calcext:value-type="string">
            <text:p>[-30.0976,34.4662,354.5],</text:p>
          </table:table-cell>
        </table:table-row>
        <table:table-row table:style-name="ro1">
          <table:table-cell office:value-type="string" calcext:value-type="string">
            <text:p>SW42</text:p>
          </table:table-cell>
          <table:table-cell office:value-type="string" calcext:value-type="string">
            <text:p>Kailh_socket_PG1350</text:p>
          </table:table-cell>
          <table:table-cell office:value-type="float" office:value="98.1771" calcext:value-type="float">
            <text:p>98.1771</text:p>
          </table:table-cell>
          <table:table-cell office:value-type="float" office:value="-83.4509" calcext:value-type="float">
            <text:p>-83.4509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92]-130;&quot;,&quot;; (100+[.D92]);&quot;,&quot;;[.E92];&quot;],&quot;)" office:value-type="string" office:string-value="[-31.8229,16.5491,354.5]," calcext:value-type="string">
            <text:p>[-31.8229,16.5491,354.5],</text:p>
          </table:table-cell>
        </table:table-row>
        <table:table-row table:style-name="ro1">
          <table:table-cell office:value-type="string" calcext:value-type="string">
            <text:p>SW43</text:p>
          </table:table-cell>
          <table:table-cell office:value-type="string" calcext:value-type="string">
            <text:p>Kailh_socket_PG1350</text:p>
          </table:table-cell>
          <table:table-cell office:value-type="float" office:value="96.4619" calcext:value-type="float">
            <text:p>96.4619</text:p>
          </table:table-cell>
          <table:table-cell office:value-type="float" office:value="-101.34804" calcext:value-type="float">
            <text:p>-101.34804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93]-130;&quot;,&quot;; (100+[.D93]);&quot;,&quot;;[.E93];&quot;],&quot;)" office:value-type="string" office:string-value="[-33.5381,-1.34804,354.5]," calcext:value-type="string">
            <text:p>[-33.5381,-1.34804,354.5],</text:p>
          </table:table-cell>
        </table:table-row>
        <table:table-row table:style-name="ro1">
          <table:table-cell office:value-type="string" calcext:value-type="string">
            <text:p>SW44</text:p>
          </table:table-cell>
          <table:table-cell office:value-type="string" calcext:value-type="string">
            <text:p>Kailh_socket_PG1350</text:p>
          </table:table-cell>
          <table:table-cell office:value-type="float" office:value="94.7267" calcext:value-type="float">
            <text:p>94.7267</text:p>
          </table:table-cell>
          <table:table-cell office:value-type="float" office:value="-119.285" calcext:value-type="float">
            <text:p>-119.285</text:p>
          </table:table-cell>
          <table:table-cell office:value-type="float" office:value="354.5" calcext:value-type="float">
            <text:p>354.5</text:p>
          </table:table-cell>
          <table:table-cell table:formula="of:=CONCATENATE(&quot;[&quot;;[.C94]-130;&quot;,&quot;; (100+[.D94]);&quot;,&quot;;[.E94];&quot;],&quot;)" office:value-type="string" office:string-value="[-35.2733,-19.285,354.5]," calcext:value-type="string">
            <text:p>[-35.2733,-19.285,354.5],</text:p>
          </table:table-cell>
        </table:table-row>
        <table:table-row table:style-name="ro1">
          <table:table-cell office:value-type="string" calcext:value-type="string">
            <text:p>SW45</text:p>
          </table:table-cell>
          <table:table-cell office:value-type="string" calcext:value-type="string">
            <text:p>Kailh_socket_PG1350</text:p>
          </table:table-cell>
          <table:table-cell office:value-type="float" office:value="92.75" calcext:value-type="float">
            <text:p>92.75</text:p>
          </table:table-cell>
          <table:table-cell office:value-type="float" office:value="-139" calcext:value-type="float">
            <text:p>-139</text:p>
          </table:table-cell>
          <table:table-cell office:value-type="float" office:value="0" calcext:value-type="float">
            <text:p>0</text:p>
          </table:table-cell>
          <table:table-cell table:formula="of:=CONCATENATE(&quot;[&quot;;[.C95]-130;&quot;,&quot;; (100+[.D95]);&quot;,&quot;;[.E95];&quot;],&quot;)" office:value-type="string" office:string-value="[-37.25,-39,0]," calcext:value-type="string">
            <text:p>[-37.25,-39,0],</text:p>
          </table:table-cell>
        </table:table-row>
        <table:table-row table:style-name="ro1">
          <table:table-cell office:value-type="string" calcext:value-type="string">
            <text:p>SW51</text:p>
          </table:table-cell>
          <table:table-cell office:value-type="string" calcext:value-type="string">
            <text:p>Kailh_socket_PG1350</text:p>
          </table:table-cell>
          <table:table-cell office:value-type="float" office:value="118.857" calcext:value-type="float">
            <text:p>118.857</text:p>
          </table:table-cell>
          <table:table-cell office:value-type="float" office:value="-66.8539" calcext:value-type="float">
            <text:p>-66.8539</text:p>
          </table:table-cell>
          <table:table-cell office:value-type="float" office:value="358.35" calcext:value-type="float">
            <text:p>358.35</text:p>
          </table:table-cell>
          <table:table-cell table:formula="of:=CONCATENATE(&quot;[&quot;;[.C96]-130;&quot;,&quot;; (100+[.D96]);&quot;,&quot;;[.E96];&quot;],&quot;)" office:value-type="string" office:string-value="[-11.143,33.1461,358.35]," calcext:value-type="string">
            <text:p>[-11.143,33.1461,358.35],</text:p>
          </table:table-cell>
        </table:table-row>
        <table:table-row table:style-name="ro1">
          <table:table-cell office:value-type="string" calcext:value-type="string">
            <text:p>SW52</text:p>
          </table:table-cell>
          <table:table-cell office:value-type="string" calcext:value-type="string">
            <text:p>Kailh_socket_PG1350</text:p>
          </table:table-cell>
          <table:table-cell office:value-type="float" office:value="117.131" calcext:value-type="float">
            <text:p>117.131</text:p>
          </table:table-cell>
          <table:table-cell office:value-type="float" office:value="-84.771" calcext:value-type="float">
            <text:p>-84.771</text:p>
          </table:table-cell>
          <table:table-cell office:value-type="float" office:value="358.35" calcext:value-type="float">
            <text:p>358.35</text:p>
          </table:table-cell>
          <table:table-cell table:formula="of:=CONCATENATE(&quot;[&quot;;[.C97]-130;&quot;,&quot;; (100+[.D97]);&quot;,&quot;;[.E97];&quot;],&quot;)" office:value-type="string" office:string-value="[-12.869,15.229,358.35]," calcext:value-type="string">
            <text:p>[-12.869,15.229,358.35],</text:p>
          </table:table-cell>
        </table:table-row>
        <table:table-row table:style-name="ro1">
          <table:table-cell office:value-type="string" calcext:value-type="string">
            <text:p>SW53</text:p>
          </table:table-cell>
          <table:table-cell office:value-type="string" calcext:value-type="string">
            <text:p>Kailh_socket_PG1350</text:p>
          </table:table-cell>
          <table:table-cell office:value-type="float" office:value="115.406" calcext:value-type="float">
            <text:p>115.406</text:p>
          </table:table-cell>
          <table:table-cell office:value-type="float" office:value="-102.688" calcext:value-type="float">
            <text:p>-102.688</text:p>
          </table:table-cell>
          <table:table-cell office:value-type="float" office:value="358.35" calcext:value-type="float">
            <text:p>358.35</text:p>
          </table:table-cell>
          <table:table-cell table:formula="of:=CONCATENATE(&quot;[&quot;;[.C98]-130;&quot;,&quot;; (100+[.D98]);&quot;,&quot;;[.E98];&quot;],&quot;)" office:value-type="string" office:string-value="[-14.594,-2.688,358.35]," calcext:value-type="string">
            <text:p>[-14.594,-2.688,358.35],</text:p>
          </table:table-cell>
        </table:table-row>
        <table:table-row table:style-name="ro1">
          <table:table-cell office:value-type="string" calcext:value-type="string">
            <text:p>SW54</text:p>
          </table:table-cell>
          <table:table-cell office:value-type="string" calcext:value-type="string">
            <text:p>Kailh_socket_PG1350</text:p>
          </table:table-cell>
          <table:table-cell office:value-type="float" office:value="113.681" calcext:value-type="float">
            <text:p>113.681</text:p>
          </table:table-cell>
          <table:table-cell office:value-type="float" office:value="-120.605" calcext:value-type="float">
            <text:p>-120.605</text:p>
          </table:table-cell>
          <table:table-cell office:value-type="float" office:value="358.35" calcext:value-type="float">
            <text:p>358.35</text:p>
          </table:table-cell>
          <table:table-cell table:formula="of:=CONCATENATE(&quot;[&quot;;[.C99]-130;&quot;,&quot;; (100+[.D99]);&quot;,&quot;;[.E99];&quot;],&quot;)" office:value-type="string" office:string-value="[-16.319,-20.605,358.35]," calcext:value-type="string">
            <text:p>[-16.319,-20.605,358.35],</text:p>
          </table:table-cell>
        </table:table-row>
        <table:table-row table:style-name="ro1">
          <table:table-cell office:value-type="string" calcext:value-type="string">
            <text:p>SW55</text:p>
          </table:table-cell>
          <table:table-cell office:value-type="string" calcext:value-type="string">
            <text:p>Kailh_socket_PG1350</text:p>
          </table:table-cell>
          <table:table-cell office:value-type="float" office:value="115.75" calcext:value-type="float">
            <text:p>115.75</text:p>
          </table:table-cell>
          <table:table-cell office:value-type="float" office:value="-147.5" calcext:value-type="float">
            <text:p>-147.5</text:p>
          </table:table-cell>
          <table:table-cell office:value-type="float" office:value="0" calcext:value-type="float">
            <text:p>0</text:p>
          </table:table-cell>
          <table:table-cell table:formula="of:=CONCATENATE(&quot;[&quot;;[.C100]-130;&quot;,&quot;; (100+[.D100]);&quot;,&quot;;[.E100];&quot;],&quot;)" office:value-type="string" office:string-value="[-14.25,-47.5,0]," calcext:value-type="string">
            <text:p>[-14.25,-47.5,0],</text:p>
          </table:table-cell>
        </table:table-row>
        <table:table-row table:style-name="ro1">
          <table:table-cell office:value-type="string" calcext:value-type="string">
            <text:p>SW61</text:p>
          </table:table-cell>
          <table:table-cell office:value-type="string" calcext:value-type="string">
            <text:p>Kailh_socket_PG1350</text:p>
          </table:table-cell>
          <table:table-cell office:value-type="float" office:value="141.143" calcext:value-type="float">
            <text:p>141.143</text:p>
          </table:table-cell>
          <table:table-cell office:value-type="float" office:value="-66.8539" calcext:value-type="float">
            <text:p>-66.8539</text:p>
          </table:table-cell>
          <table:table-cell office:value-type="float" office:value="1.65" calcext:value-type="float">
            <text:p>1.65</text:p>
          </table:table-cell>
          <table:table-cell table:formula="of:=CONCATENATE(&quot;[&quot;;[.C101]-130;&quot;,&quot;; (100+[.D101]);&quot;,&quot;;[.E101];&quot;],&quot;)" office:value-type="string" office:string-value="[11.143,33.1461,1.65]," calcext:value-type="string">
            <text:p>[11.143,33.1461,1.65],</text:p>
          </table:table-cell>
        </table:table-row>
        <table:table-row table:style-name="ro1">
          <table:table-cell office:value-type="string" calcext:value-type="string">
            <text:p>SW62</text:p>
          </table:table-cell>
          <table:table-cell office:value-type="string" calcext:value-type="string">
            <text:p>Kailh_socket_PG1350</text:p>
          </table:table-cell>
          <table:table-cell office:value-type="float" office:value="142.869" calcext:value-type="float">
            <text:p>142.869</text:p>
          </table:table-cell>
          <table:table-cell office:value-type="float" office:value="-84.771" calcext:value-type="float">
            <text:p>-84.771</text:p>
          </table:table-cell>
          <table:table-cell office:value-type="float" office:value="1.65" calcext:value-type="float">
            <text:p>1.65</text:p>
          </table:table-cell>
          <table:table-cell table:formula="of:=CONCATENATE(&quot;[&quot;;[.C102]-130;&quot;,&quot;; (100+[.D102]);&quot;,&quot;;[.E102];&quot;],&quot;)" office:value-type="string" office:string-value="[12.869,15.229,1.65]," calcext:value-type="string">
            <text:p>[12.869,15.229,1.65],</text:p>
          </table:table-cell>
        </table:table-row>
        <table:table-row table:style-name="ro1">
          <table:table-cell office:value-type="string" calcext:value-type="string">
            <text:p>SW63</text:p>
          </table:table-cell>
          <table:table-cell office:value-type="string" calcext:value-type="string">
            <text:p>Kailh_socket_PG1350</text:p>
          </table:table-cell>
          <table:table-cell office:value-type="float" office:value="144.594" calcext:value-type="float">
            <text:p>144.594</text:p>
          </table:table-cell>
          <table:table-cell office:value-type="float" office:value="-102.68" calcext:value-type="float">
            <text:p>-102.68</text:p>
          </table:table-cell>
          <table:table-cell office:value-type="float" office:value="1.65" calcext:value-type="float">
            <text:p>1.65</text:p>
          </table:table-cell>
          <table:table-cell table:formula="of:=CONCATENATE(&quot;[&quot;;[.C103]-130;&quot;,&quot;; (100+[.D103]);&quot;,&quot;;[.E103];&quot;],&quot;)" office:value-type="string" office:string-value="[14.594,-2.68000000000001,1.65]," calcext:value-type="string">
            <text:p>[14.594,-2.68000000000001,1.65],</text:p>
          </table:table-cell>
        </table:table-row>
        <table:table-row table:style-name="ro1">
          <table:table-cell office:value-type="string" calcext:value-type="string">
            <text:p>SW64</text:p>
          </table:table-cell>
          <table:table-cell office:value-type="string" calcext:value-type="string">
            <text:p>Kailh_socket_PG1350</text:p>
          </table:table-cell>
          <table:table-cell office:value-type="float" office:value="146.319" calcext:value-type="float">
            <text:p>146.319</text:p>
          </table:table-cell>
          <table:table-cell office:value-type="float" office:value="-120.605" calcext:value-type="float">
            <text:p>-120.605</text:p>
          </table:table-cell>
          <table:table-cell office:value-type="float" office:value="1.65" calcext:value-type="float">
            <text:p>1.65</text:p>
          </table:table-cell>
          <table:table-cell table:formula="of:=CONCATENATE(&quot;[&quot;;[.C104]-130;&quot;,&quot;; (100+[.D104]);&quot;,&quot;;[.E104];&quot;],&quot;)" office:value-type="string" office:string-value="[16.319,-20.605,1.65]," calcext:value-type="string">
            <text:p>[16.319,-20.605,1.65],</text:p>
          </table:table-cell>
        </table:table-row>
        <table:table-row table:style-name="ro1">
          <table:table-cell office:value-type="string" calcext:value-type="string">
            <text:p>SW65</text:p>
          </table:table-cell>
          <table:table-cell office:value-type="string" calcext:value-type="string">
            <text:p>Kailh_socket_PG1350</text:p>
          </table:table-cell>
          <table:table-cell office:value-type="float" office:value="144.25" calcext:value-type="float">
            <text:p>144.25</text:p>
          </table:table-cell>
          <table:table-cell office:value-type="float" office:value="-147.5" calcext:value-type="float">
            <text:p>-147.5</text:p>
          </table:table-cell>
          <table:table-cell office:value-type="float" office:value="0" calcext:value-type="float">
            <text:p>0</text:p>
          </table:table-cell>
          <table:table-cell table:formula="of:=CONCATENATE(&quot;[&quot;;[.C105]-130;&quot;,&quot;; (100+[.D105]);&quot;,&quot;;[.E105];&quot;],&quot;)" office:value-type="string" office:string-value="[14.25,-47.5,0]," calcext:value-type="string">
            <text:p>[14.25,-47.5,0],</text:p>
          </table:table-cell>
        </table:table-row>
        <table:table-row table:style-name="ro1">
          <table:table-cell office:value-type="string" calcext:value-type="string">
            <text:p>SW71</text:p>
          </table:table-cell>
          <table:table-cell office:value-type="string" calcext:value-type="string">
            <text:p>Kailh_socket_PG1350</text:p>
          </table:table-cell>
          <table:table-cell office:value-type="float" office:value="160.098" calcext:value-type="float">
            <text:p>160.098</text:p>
          </table:table-cell>
          <table:table-cell office:value-type="float" office:value="-65.5338" calcext:value-type="float">
            <text:p>-65.5338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06]-130;&quot;,&quot;; (100+[.D106]);&quot;,&quot;;[.E106];&quot;],&quot;)" office:value-type="string" office:string-value="[30.098,34.4662,5.5]," calcext:value-type="string">
            <text:p>[30.098,34.4662,5.5],</text:p>
          </table:table-cell>
        </table:table-row>
        <table:table-row table:style-name="ro1">
          <table:table-cell office:value-type="string" calcext:value-type="string">
            <text:p>SW72</text:p>
          </table:table-cell>
          <table:table-cell office:value-type="string" calcext:value-type="string">
            <text:p>Kailh_socket_PG1350</text:p>
          </table:table-cell>
          <table:table-cell office:value-type="float" office:value="161.823" calcext:value-type="float">
            <text:p>161.823</text:p>
          </table:table-cell>
          <table:table-cell office:value-type="float" office:value="-83.4509" calcext:value-type="float">
            <text:p>-83.4509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07]-130;&quot;,&quot;; (100+[.D107]);&quot;,&quot;;[.E107];&quot;],&quot;)" office:value-type="string" office:string-value="[31.823,16.5491,5.5]," calcext:value-type="string">
            <text:p>[31.823,16.5491,5.5],</text:p>
          </table:table-cell>
        </table:table-row>
        <table:table-row table:style-name="ro1">
          <table:table-cell office:value-type="string" calcext:value-type="string">
            <text:p>SW73</text:p>
          </table:table-cell>
          <table:table-cell office:value-type="string" calcext:value-type="string">
            <text:p>Kailh_socket_PG1350</text:p>
          </table:table-cell>
          <table:table-cell office:value-type="float" office:value="163.548" calcext:value-type="float">
            <text:p>163.548</text:p>
          </table:table-cell>
          <table:table-cell office:value-type="float" office:value="-101.368" calcext:value-type="float">
            <text:p>-101.368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08]-130;&quot;,&quot;; (100+[.D108]);&quot;,&quot;;[.E108];&quot;],&quot;)" office:value-type="string" office:string-value="[33.548,-1.368,5.5]," calcext:value-type="string">
            <text:p>[33.548,-1.368,5.5],</text:p>
          </table:table-cell>
        </table:table-row>
        <table:table-row table:style-name="ro1">
          <table:table-cell office:value-type="string" calcext:value-type="string">
            <text:p>SW74</text:p>
          </table:table-cell>
          <table:table-cell office:value-type="string" calcext:value-type="string">
            <text:p>Kailh_socket_PG1350</text:p>
          </table:table-cell>
          <table:table-cell office:value-type="float" office:value="165.273" calcext:value-type="float">
            <text:p>165.273</text:p>
          </table:table-cell>
          <table:table-cell office:value-type="float" office:value="-119.285" calcext:value-type="float">
            <text:p>-119.285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09]-130;&quot;,&quot;; (100+[.D109]);&quot;,&quot;;[.E109];&quot;],&quot;)" office:value-type="string" office:string-value="[35.273,-19.285,5.5]," calcext:value-type="string">
            <text:p>[35.273,-19.285,5.5],</text:p>
          </table:table-cell>
        </table:table-row>
        <table:table-row table:style-name="ro1">
          <table:table-cell office:value-type="string" calcext:value-type="string">
            <text:p>SW75</text:p>
          </table:table-cell>
          <table:table-cell office:value-type="string" calcext:value-type="string">
            <text:p>Kailh_socket_PG1350</text:p>
          </table:table-cell>
          <table:table-cell office:value-type="float" office:value="167.25" calcext:value-type="float">
            <text:p>167.25</text:p>
          </table:table-cell>
          <table:table-cell office:value-type="float" office:value="-139" calcext:value-type="float">
            <text:p>-139</text:p>
          </table:table-cell>
          <table:table-cell office:value-type="float" office:value="0" calcext:value-type="float">
            <text:p>0</text:p>
          </table:table-cell>
          <table:table-cell table:formula="of:=CONCATENATE(&quot;[&quot;;[.C110]-130;&quot;,&quot;; (100+[.D110]);&quot;,&quot;;[.E110];&quot;],&quot;)" office:value-type="string" office:string-value="[37.25,-39,0]," calcext:value-type="string">
            <text:p>[37.25,-39,0],</text:p>
          </table:table-cell>
        </table:table-row>
        <table:table-row table:style-name="ro1">
          <table:table-cell office:value-type="string" calcext:value-type="string">
            <text:p>SW81</text:p>
          </table:table-cell>
          <table:table-cell office:value-type="string" calcext:value-type="string">
            <text:p>Kailh_socket_PG1350</text:p>
          </table:table-cell>
          <table:table-cell office:value-type="float" office:value="178.753" calcext:value-type="float">
            <text:p>178.753</text:p>
          </table:table-cell>
          <table:table-cell office:value-type="float" office:value="-64.2499" calcext:value-type="float">
            <text:p>-64.2499</text:p>
          </table:table-cell>
          <table:table-cell office:value-type="float" office:value="6.25" calcext:value-type="float">
            <text:p>6.25</text:p>
          </table:table-cell>
          <table:table-cell table:formula="of:=CONCATENATE(&quot;[&quot;;[.C111]-130;&quot;,&quot;; (100+[.D111]);&quot;,&quot;;[.E111];&quot;],&quot;)" office:value-type="string" office:string-value="[48.753,35.7501,6.25]," calcext:value-type="string">
            <text:p>[48.753,35.7501,6.25],</text:p>
          </table:table-cell>
        </table:table-row>
        <table:table-row table:style-name="ro1">
          <table:table-cell office:value-type="string" calcext:value-type="string">
            <text:p>SW82</text:p>
          </table:table-cell>
          <table:table-cell office:value-type="string" calcext:value-type="string">
            <text:p>Kailh_socket_PG1350</text:p>
          </table:table-cell>
          <table:table-cell office:value-type="float" office:value="180.712" calcext:value-type="float">
            <text:p>180.712</text:p>
          </table:table-cell>
          <table:table-cell office:value-type="float" office:value="-82.1429" calcext:value-type="float">
            <text:p>-82.1429</text:p>
          </table:table-cell>
          <table:table-cell office:value-type="float" office:value="6.25" calcext:value-type="float">
            <text:p>6.25</text:p>
          </table:table-cell>
          <table:table-cell table:formula="of:=CONCATENATE(&quot;[&quot;;[.C112]-130;&quot;,&quot;; (100+[.D112]);&quot;,&quot;;[.E112];&quot;],&quot;)" office:value-type="string" office:string-value="[50.712,17.8571,6.25]," calcext:value-type="string">
            <text:p>[50.712,17.8571,6.25],</text:p>
          </table:table-cell>
        </table:table-row>
        <table:table-row table:style-name="ro1">
          <table:table-cell office:value-type="string" calcext:value-type="string">
            <text:p>SW83</text:p>
          </table:table-cell>
          <table:table-cell office:value-type="string" calcext:value-type="string">
            <text:p>Kailh_socket_PG1350</text:p>
          </table:table-cell>
          <table:table-cell office:value-type="float" office:value="182.672" calcext:value-type="float">
            <text:p>182.672</text:p>
          </table:table-cell>
          <table:table-cell office:value-type="float" office:value="-100.036" calcext:value-type="float">
            <text:p>-100.036</text:p>
          </table:table-cell>
          <table:table-cell office:value-type="float" office:value="6.25" calcext:value-type="float">
            <text:p>6.25</text:p>
          </table:table-cell>
          <table:table-cell table:formula="of:=CONCATENATE(&quot;[&quot;;[.C113]-130;&quot;,&quot;; (100+[.D113]);&quot;,&quot;;[.E113];&quot;],&quot;)" office:value-type="string" office:string-value="[52.672,-0.0360000000000014,6.25]," calcext:value-type="string">
            <text:p>[52.672,-0.0360000000000014,6.25],</text:p>
          </table:table-cell>
        </table:table-row>
        <table:table-row table:style-name="ro1">
          <table:table-cell office:value-type="string" calcext:value-type="string">
            <text:p>SW84</text:p>
          </table:table-cell>
          <table:table-cell office:value-type="string" calcext:value-type="string">
            <text:p>Kailh_socket_PG1350</text:p>
          </table:table-cell>
          <table:table-cell office:value-type="float" office:value="184.632" calcext:value-type="float">
            <text:p>184.632</text:p>
          </table:table-cell>
          <table:table-cell office:value-type="float" office:value="-117.929" calcext:value-type="float">
            <text:p>-117.929</text:p>
          </table:table-cell>
          <table:table-cell office:value-type="float" office:value="6.25" calcext:value-type="float">
            <text:p>6.25</text:p>
          </table:table-cell>
          <table:table-cell table:formula="of:=CONCATENATE(&quot;[&quot;;[.C114]-130;&quot;,&quot;; (100+[.D114]);&quot;,&quot;;[.E114];&quot;],&quot;)" office:value-type="string" office:string-value="[54.632,-17.929,6.25]," calcext:value-type="string">
            <text:p>[54.632,-17.929,6.25],</text:p>
          </table:table-cell>
        </table:table-row>
        <table:table-row table:style-name="ro1">
          <table:table-cell office:value-type="string" calcext:value-type="string">
            <text:p>SW85</text:p>
          </table:table-cell>
          <table:table-cell office:value-type="string" calcext:value-type="string">
            <text:p>Kailh_socket_PG1350</text:p>
          </table:table-cell>
          <table:table-cell office:value-type="float" office:value="186.591" calcext:value-type="float">
            <text:p>186.591</text:p>
          </table:table-cell>
          <table:table-cell office:value-type="float" office:value="-135.822" calcext:value-type="float">
            <text:p>-135.822</text:p>
          </table:table-cell>
          <table:table-cell office:value-type="float" office:value="6.25" calcext:value-type="float">
            <text:p>6.25</text:p>
          </table:table-cell>
          <table:table-cell table:formula="of:=CONCATENATE(&quot;[&quot;;[.C115]-130;&quot;,&quot;; (100+[.D115]);&quot;,&quot;;[.E115];&quot;],&quot;)" office:value-type="string" office:string-value="[56.591,-35.822,6.25]," calcext:value-type="string">
            <text:p>[56.591,-35.822,6.25],</text:p>
          </table:table-cell>
        </table:table-row>
        <table:table-row table:style-name="ro1">
          <table:table-cell office:value-type="string" calcext:value-type="string">
            <text:p>SW91</text:p>
          </table:table-cell>
          <table:table-cell office:value-type="string" calcext:value-type="string">
            <text:p>Kailh_socket_PG1350</text:p>
          </table:table-cell>
          <table:table-cell office:value-type="float" office:value="197.471" calcext:value-type="float">
            <text:p>197.471</text:p>
          </table:table-cell>
          <table:table-cell office:value-type="float" office:value="-61.9528" calcext:value-type="float">
            <text:p>-61.9528</text:p>
          </table:table-cell>
          <table:table-cell office:value-type="float" office:value="7" calcext:value-type="float">
            <text:p>7</text:p>
          </table:table-cell>
          <table:table-cell table:formula="of:=CONCATENATE(&quot;[&quot;;[.C116]-130;&quot;,&quot;; (100+[.D116]);&quot;,&quot;;[.E116];&quot;],&quot;)" office:value-type="string" office:string-value="[67.471,38.0472,7]," calcext:value-type="string">
            <text:p>[67.471,38.0472,7],</text:p>
          </table:table-cell>
        </table:table-row>
        <table:table-row table:style-name="ro1">
          <table:table-cell office:value-type="string" calcext:value-type="string">
            <text:p>SW92</text:p>
          </table:table-cell>
          <table:table-cell office:value-type="string" calcext:value-type="string">
            <text:p>Kailh_socket_PG1350</text:p>
          </table:table-cell>
          <table:table-cell office:value-type="float" office:value="199.665" calcext:value-type="float">
            <text:p>199.665</text:p>
          </table:table-cell>
          <table:table-cell office:value-type="float" office:value="-79.8187" calcext:value-type="float">
            <text:p>-79.8187</text:p>
          </table:table-cell>
          <table:table-cell office:value-type="float" office:value="7" calcext:value-type="float">
            <text:p>7</text:p>
          </table:table-cell>
          <table:table-cell table:formula="of:=CONCATENATE(&quot;[&quot;;[.C117]-130;&quot;,&quot;; (100+[.D117]);&quot;,&quot;;[.E117];&quot;],&quot;)" office:value-type="string" office:string-value="[69.665,20.1813,7]," calcext:value-type="string">
            <text:p>[69.665,20.1813,7],</text:p>
          </table:table-cell>
        </table:table-row>
        <table:table-row table:style-name="ro1">
          <table:table-cell office:value-type="string" calcext:value-type="string">
            <text:p>SW93</text:p>
          </table:table-cell>
          <table:table-cell office:value-type="string" calcext:value-type="string">
            <text:p>Kailh_socket_PG1350</text:p>
          </table:table-cell>
          <table:table-cell office:value-type="float" office:value="201.858" calcext:value-type="float">
            <text:p>201.858</text:p>
          </table:table-cell>
          <table:table-cell office:value-type="float" office:value="-97.6845" calcext:value-type="float">
            <text:p>-97.6845</text:p>
          </table:table-cell>
          <table:table-cell office:value-type="float" office:value="7" calcext:value-type="float">
            <text:p>7</text:p>
          </table:table-cell>
          <table:table-cell table:formula="of:=CONCATENATE(&quot;[&quot;;[.C118]-130;&quot;,&quot;; (100+[.D118]);&quot;,&quot;;[.E118];&quot;],&quot;)" office:value-type="string" office:string-value="[71.858,2.3155,7]," calcext:value-type="string">
            <text:p>[71.858,2.3155,7],</text:p>
          </table:table-cell>
        </table:table-row>
        <table:table-row table:style-name="ro1">
          <table:table-cell office:value-type="string" calcext:value-type="string">
            <text:p>SW94</text:p>
          </table:table-cell>
          <table:table-cell office:value-type="string" calcext:value-type="string">
            <text:p>Kailh_socket_PG1350</text:p>
          </table:table-cell>
          <table:table-cell office:value-type="float" office:value="204.052" calcext:value-type="float">
            <text:p>204.052</text:p>
          </table:table-cell>
          <table:table-cell office:value-type="float" office:value="-115.55" calcext:value-type="float">
            <text:p>-115.55</text:p>
          </table:table-cell>
          <table:table-cell office:value-type="float" office:value="7" calcext:value-type="float">
            <text:p>7</text:p>
          </table:table-cell>
          <table:table-cell table:formula="of:=CONCATENATE(&quot;[&quot;;[.C119]-130;&quot;,&quot;; (100+[.D119]);&quot;,&quot;;[.E119];&quot;],&quot;)" office:value-type="string" office:string-value="[74.052,-15.55,7]," calcext:value-type="string">
            <text:p>[74.052,-15.55,7],</text:p>
          </table:table-cell>
        </table:table-row>
        <table:table-row table:style-name="ro1">
          <table:table-cell office:value-type="string" calcext:value-type="string">
            <text:p>SW95</text:p>
          </table:table-cell>
          <table:table-cell office:value-type="string" calcext:value-type="string">
            <text:p>Kailh_socket_PG1350</text:p>
          </table:table-cell>
          <table:table-cell office:value-type="float" office:value="206.246" calcext:value-type="float">
            <text:p>206.246</text:p>
          </table:table-cell>
          <table:table-cell office:value-type="float" office:value="-133.416" calcext:value-type="float">
            <text:p>-133.416</text:p>
          </table:table-cell>
          <table:table-cell office:value-type="float" office:value="7" calcext:value-type="float">
            <text:p>7</text:p>
          </table:table-cell>
          <table:table-cell table:formula="of:=CONCATENATE(&quot;[&quot;;[.C120]-130;&quot;,&quot;; (100+[.D120]);&quot;,&quot;;[.E120];&quot;],&quot;)" office:value-type="string" office:string-value="[76.246,-33.416,7]," calcext:value-type="string">
            <text:p>[76.246,-33.416,7],</text:p>
          </table:table-cell>
        </table:table-row>
        <table:table-row table:style-name="ro1">
          <table:table-cell office:value-type="string" calcext:value-type="string">
            <text:p>SW101</text:p>
          </table:table-cell>
          <table:table-cell office:value-type="string" calcext:value-type="string">
            <text:p>Kailh_socket_PG1350</text:p>
          </table:table-cell>
          <table:table-cell office:value-type="float" office:value="216.329" calcext:value-type="float">
            <text:p>216.329</text:p>
          </table:table-cell>
          <table:table-cell office:value-type="float" office:value="-59.6373" calcext:value-type="float">
            <text:p>-59.6373</text:p>
          </table:table-cell>
          <table:table-cell office:value-type="float" office:value="7" calcext:value-type="float">
            <text:p>7</text:p>
          </table:table-cell>
          <table:table-cell table:formula="of:=CONCATENATE(&quot;[&quot;;[.C121]-130;&quot;,&quot;; (100+[.D121]);&quot;,&quot;;[.E121];&quot;],&quot;)" office:value-type="string" office:string-value="[86.329,40.3627,7]," calcext:value-type="string">
            <text:p>[86.329,40.3627,7],</text:p>
          </table:table-cell>
        </table:table-row>
        <table:table-row table:style-name="ro1">
          <table:table-cell office:value-type="string" calcext:value-type="string">
            <text:p>SW102</text:p>
          </table:table-cell>
          <table:table-cell office:value-type="string" calcext:value-type="string">
            <text:p>Kailh_socket_PG135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-77.5031" calcext:value-type="float">
            <text:p>-77.5031</text:p>
          </table:table-cell>
          <table:table-cell office:value-type="float" office:value="7" calcext:value-type="float">
            <text:p>7</text:p>
          </table:table-cell>
          <table:table-cell table:formula="of:=CONCATENATE(&quot;[&quot;;[.C122]-130;&quot;,&quot;; (100+[.D122]);&quot;,&quot;;[.E122];&quot;],&quot;)" office:value-type="string" office:string-value="[88.523,22.4969,7]," calcext:value-type="string">
            <text:p>[88.523,22.4969,7],</text:p>
          </table:table-cell>
        </table:table-row>
        <table:table-row table:style-name="ro1">
          <table:table-cell office:value-type="string" calcext:value-type="string">
            <text:p>SW103</text:p>
          </table:table-cell>
          <table:table-cell office:value-type="string" calcext:value-type="string">
            <text:p>Kailh_socket_PG1350</text:p>
          </table:table-cell>
          <table:table-cell office:value-type="float" office:value="220.717" calcext:value-type="float">
            <text:p>220.717</text:p>
          </table:table-cell>
          <table:table-cell office:value-type="float" office:value="-95.369" calcext:value-type="float">
            <text:p>-95.369</text:p>
          </table:table-cell>
          <table:table-cell office:value-type="float" office:value="7" calcext:value-type="float">
            <text:p>7</text:p>
          </table:table-cell>
          <table:table-cell table:formula="of:=CONCATENATE(&quot;[&quot;;[.C123]-130;&quot;,&quot;; (100+[.D123]);&quot;,&quot;;[.E123];&quot;],&quot;)" office:value-type="string" office:string-value="[90.717,4.631,7]," calcext:value-type="string">
            <text:p>[90.717,4.631,7],</text:p>
          </table:table-cell>
        </table:table-row>
        <table:table-row table:style-name="ro1">
          <table:table-cell office:value-type="string" calcext:value-type="string">
            <text:p>SW104</text:p>
          </table:table-cell>
          <table:table-cell office:value-type="string" calcext:value-type="string">
            <text:p>Kailh_socket_PG1350</text:p>
          </table:table-cell>
          <table:table-cell office:value-type="float" office:value="222.91" calcext:value-type="float">
            <text:p>222.91</text:p>
          </table:table-cell>
          <table:table-cell office:value-type="float" office:value="-113.235" calcext:value-type="float">
            <text:p>-113.235</text:p>
          </table:table-cell>
          <table:table-cell office:value-type="float" office:value="7" calcext:value-type="float">
            <text:p>7</text:p>
          </table:table-cell>
          <table:table-cell table:formula="of:=CONCATENATE(&quot;[&quot;;[.C124]-130;&quot;,&quot;; (100+[.D124]);&quot;,&quot;;[.E124];&quot;],&quot;)" office:value-type="string" office:string-value="[92.91,-13.235,7]," calcext:value-type="string">
            <text:p>[92.91,-13.235,7],</text:p>
          </table:table-cell>
        </table:table-row>
        <table:table-row table:style-name="ro1">
          <table:table-cell office:value-type="string" calcext:value-type="string">
            <text:p>SW105</text:p>
          </table:table-cell>
          <table:table-cell office:value-type="string" calcext:value-type="string">
            <text:p>Kailh_socket_PG1350</text:p>
          </table:table-cell>
          <table:table-cell office:value-type="float" office:value="229.166" calcext:value-type="float">
            <text:p>229.166</text:p>
          </table:table-cell>
          <table:table-cell office:value-type="float" office:value="-131.358" calcext:value-type="float">
            <text:p>-131.358</text:p>
          </table:table-cell>
          <table:table-cell office:value-type="float" office:value="7" calcext:value-type="float">
            <text:p>7</text:p>
          </table:table-cell>
          <table:table-cell table:formula="of:=CONCATENATE(&quot;[&quot;;[.C125]-130;&quot;,&quot;; (100+[.D125]);&quot;,&quot;;[.E125];&quot;],&quot;)" office:value-type="string" office:string-value="[99.166,-31.358,7]," calcext:value-type="string">
            <text:p>[99.166,-31.358,7],</text:p>
          </table:table-cell>
        </table:table-row>
        <table:table-row table:style-name="ro1">
          <table:table-cell office:value-type="string" calcext:value-type="string">
            <text:p>SW111</text:p>
          </table:table-cell>
          <table:table-cell office:value-type="string" calcext:value-type="string">
            <text:p>Kailh_socket_PG1350</text:p>
          </table:table-cell>
          <table:table-cell office:value-type="float" office:value="236.77" calcext:value-type="float">
            <text:p>236.77</text:p>
          </table:table-cell>
          <table:table-cell office:value-type="float" office:value="-57.6594" calcext:value-type="float">
            <text:p>-57.6594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26]-130;&quot;,&quot;; (100+[.D126]);&quot;,&quot;;[.E126];&quot;],&quot;)" office:value-type="string" office:string-value="[106.77,42.3406,5.5]," calcext:value-type="string">
            <text:p>[106.77,42.3406,5.5],</text:p>
          </table:table-cell>
        </table:table-row>
        <table:table-row table:style-name="ro1">
          <table:table-cell office:value-type="string" calcext:value-type="string">
            <text:p>SW112</text:p>
          </table:table-cell>
          <table:table-cell office:value-type="string" calcext:value-type="string">
            <text:p>Kailh_socket_PG1350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-75.5765" calcext:value-type="float">
            <text:p>-75.5765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27]-130;&quot;,&quot;; (100+[.D127]);&quot;,&quot;;[.E127];&quot;],&quot;)" office:value-type="string" office:string-value="[108.495,24.4235,5.5]," calcext:value-type="string">
            <text:p>[108.495,24.4235,5.5],</text:p>
          </table:table-cell>
        </table:table-row>
        <table:table-row table:style-name="ro1">
          <table:table-cell office:value-type="string" calcext:value-type="string">
            <text:p>SW113</text:p>
          </table:table-cell>
          <table:table-cell office:value-type="string" calcext:value-type="string">
            <text:p>Kailh_socket_PG1350</text:p>
          </table:table-cell>
          <table:table-cell office:value-type="float" office:value="240.22" calcext:value-type="float">
            <text:p>240.22</text:p>
          </table:table-cell>
          <table:table-cell office:value-type="float" office:value="-93.4936" calcext:value-type="float">
            <text:p>-93.4936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28]-130;&quot;,&quot;; (100+[.D128]);&quot;,&quot;;[.E128];&quot;],&quot;)" office:value-type="string" office:string-value="[110.22,6.5064,5.5]," calcext:value-type="string">
            <text:p>[110.22,6.5064,5.5],</text:p>
          </table:table-cell>
        </table:table-row>
        <table:table-row table:style-name="ro1">
          <table:table-cell office:value-type="string" calcext:value-type="string">
            <text:p>SW114</text:p>
          </table:table-cell>
          <table:table-cell office:value-type="string" calcext:value-type="string">
            <text:p>Kailh_socket_PG1350</text:p>
          </table:table-cell>
          <table:table-cell office:value-type="float" office:value="245.565" calcext:value-type="float">
            <text:p>245.565</text:p>
          </table:table-cell>
          <table:table-cell office:value-type="float" office:value="-110.937" calcext:value-type="float">
            <text:p>-110.937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29]-130;&quot;,&quot;; (100+[.D129]);&quot;,&quot;;[.E129];&quot;],&quot;)" office:value-type="string" office:string-value="[115.565,-10.937,5.5]," calcext:value-type="string">
            <text:p>[115.565,-10.937,5.5],</text:p>
          </table:table-cell>
        </table:table-row>
        <table:table-row table:style-name="ro1">
          <table:table-cell office:value-type="string" calcext:value-type="string">
            <text:p>SW115</text:p>
          </table:table-cell>
          <table:table-cell office:value-type="string" calcext:value-type="string">
            <text:p>Kailh_socket_PG1350</text:p>
          </table:table-cell>
          <table:table-cell office:value-type="float" office:value="252.184" calcext:value-type="float">
            <text:p>252.184</text:p>
          </table:table-cell>
          <table:table-cell office:value-type="float" office:value="-128.823" calcext:value-type="float">
            <text:p>-128.823</text:p>
          </table:table-cell>
          <table:table-cell office:value-type="float" office:value="5.5" calcext:value-type="float">
            <text:p>5.5</text:p>
          </table:table-cell>
          <table:table-cell table:formula="of:=CONCATENATE(&quot;[&quot;;[.C130]-130;&quot;,&quot;; (100+[.D130]);&quot;,&quot;;[.E130];&quot;],&quot;)" office:value-type="string" office:string-value="[122.184,-28.823,5.5]," calcext:value-type="string">
            <text:p>[122.184,-28.823,5.5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6T14:36:01.728512726</dc:date>
    <meta:editing-duration>PT1H18M36S</meta:editing-duration>
    <meta:editing-cycles>2</meta:editing-cycles>
    <meta:generator>LibreOffice/7.1.6.2$Linux_X86_64 LibreOffice_project/10$Build-2</meta:generator>
    <meta:document-statistic meta:table-count="1" meta:cell-count="779" meta:object-count="0"/>
  </office:meta>
</office:document-meta>
</file>